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4" fo:border="none"/>
    </style:style>
    <style:style style:name="odfdo_auto_3" style:family="table-cell" style:parent-style-name="Default">
      <style:table-cell-properties fo:background-color="#0000c9" fo:border="none"/>
    </style:style>
    <style:style style:name="odfdo_auto_4" style:family="table-cell" style:parent-style-name="Default">
      <style:table-cell-properties fo:background-color="#0000ed" fo:border="none"/>
    </style:style>
    <style:style style:name="odfdo_auto_5" style:family="table-cell" style:parent-style-name="Default">
      <style:table-cell-properties fo:background-color="#0000ff" fo:border="none"/>
    </style:style>
    <style:style style:name="odfdo_auto_6" style:family="table-cell" style:parent-style-name="Default">
      <style:table-cell-properties fo:background-color="#0020ff" fo:border="none"/>
    </style:style>
    <style:style style:name="odfdo_auto_7" style:family="table-cell" style:parent-style-name="Default">
      <style:table-cell-properties fo:background-color="#0040ff" fo:border="none"/>
    </style:style>
    <style:style style:name="odfdo_auto_8" style:family="table-cell" style:parent-style-name="Default">
      <style:table-cell-properties fo:background-color="#0060ff" fo:border="none"/>
    </style:style>
    <style:style style:name="odfdo_auto_9" style:family="table-cell" style:parent-style-name="Default">
      <style:table-cell-properties fo:background-color="#0081ff" fo:border="none"/>
    </style:style>
    <style:style style:name="odfdo_auto_10" style:family="table-cell" style:parent-style-name="Default">
      <style:table-cell-properties fo:background-color="#00a1ff" fo:border="none"/>
    </style:style>
    <style:style style:name="odfdo_auto_11" style:family="table-cell" style:parent-style-name="Default">
      <style:table-cell-properties fo:background-color="#00c1ff" fo:border="none"/>
    </style:style>
    <style:style style:name="odfdo_auto_12" style:family="table-cell" style:parent-style-name="Default">
      <style:table-cell-properties fo:background-color="#00e1fb" fo:border="none"/>
    </style:style>
    <style:style style:name="odfdo_auto_13" style:family="table-cell" style:parent-style-name="Default">
      <style:table-cell-properties fo:background-color="#15ffe1" fo:border="none"/>
    </style:style>
    <style:style style:name="odfdo_auto_14" style:family="table-cell" style:parent-style-name="Default">
      <style:table-cell-properties fo:background-color="#2fffc7" fo:border="none"/>
    </style:style>
    <style:style style:name="odfdo_auto_15" style:family="table-cell" style:parent-style-name="Default">
      <style:table-cell-properties fo:background-color="#49ffae" fo:border="none"/>
    </style:style>
    <style:style style:name="odfdo_auto_16" style:family="table-cell" style:parent-style-name="Default">
      <style:table-cell-properties fo:background-color="#63ff94" fo:border="none"/>
    </style:style>
    <style:style style:name="odfdo_auto_17" style:family="table-cell" style:parent-style-name="Default">
      <style:table-cell-properties fo:background-color="#7dff7a" fo:border="none"/>
    </style:style>
    <style:style style:name="odfdo_auto_18" style:family="table-cell" style:parent-style-name="Default">
      <style:table-cell-properties fo:background-color="#97ff60" fo:border="none"/>
    </style:style>
    <style:style style:name="odfdo_auto_19" style:family="table-cell" style:parent-style-name="Default">
      <style:table-cell-properties fo:background-color="#b1ff46" fo:border="none"/>
    </style:style>
    <style:style style:name="odfdo_auto_20" style:family="table-cell" style:parent-style-name="Default">
      <style:table-cell-properties fo:background-color="#cbff2c" fo:border="none"/>
    </style:style>
    <style:style style:name="odfdo_auto_21" style:family="table-cell" style:parent-style-name="Default">
      <style:table-cell-properties fo:background-color="#e5ff12" fo:border="none"/>
    </style:style>
    <style:style style:name="odfdo_auto_22" style:family="table-cell" style:parent-style-name="Default">
      <style:table-cell-properties fo:background-color="#ffee00" fo:border="none"/>
    </style:style>
    <style:style style:name="odfdo_auto_23" style:family="table-cell" style:parent-style-name="Default">
      <style:table-cell-properties fo:background-color="#ffd000" fo:border="none"/>
    </style:style>
    <style:style style:name="odfdo_auto_24" style:family="table-cell" style:parent-style-name="Default">
      <style:table-cell-properties fo:background-color="#ffb200" fo:border="none"/>
    </style:style>
    <style:style style:name="odfdo_auto_25" style:family="table-cell" style:parent-style-name="Default">
      <style:table-cell-properties fo:background-color="#ff9400" fo:border="none"/>
    </style:style>
    <style:style style:name="odfdo_auto_26" style:family="table-cell" style:parent-style-name="Default">
      <style:table-cell-properties fo:background-color="#ff7700" fo:border="none"/>
    </style:style>
    <style:style style:name="odfdo_auto_27" style:family="table-cell" style:parent-style-name="Default">
      <style:table-cell-properties fo:background-color="#ff5900" fo:border="none"/>
    </style:style>
    <style:style style:name="odfdo_auto_28" style:family="table-cell" style:parent-style-name="Default">
      <style:table-cell-properties fo:background-color="#ff3b00" fo:border="none"/>
    </style:style>
    <style:style style:name="odfdo_auto_29" style:family="table-cell" style:parent-style-name="Default">
      <style:table-cell-properties fo:background-color="#ff1d00" fo:border="none"/>
    </style:style>
    <style:style style:name="odfdo_auto_30" style:family="table-cell" style:parent-style-name="Default">
      <style:table-cell-properties fo:background-color="#e80000" fo:border="none"/>
    </style:style>
    <style:style style:name="odfdo_auto_31" style:family="table-cell" style:parent-style-name="Default">
      <style:table-cell-properties fo:background-color="#c40000" fo:border="none"/>
    </style:style>
    <style:style style:name="odfdo_auto_32" style:family="table-cell" style:parent-style-name="Default">
      <style:table-cell-properties fo:background-color="#9f0000" fo:border="none"/>
    </style:style>
    <style:style style:name="odfdo_auto_33" style:family="table-cell" style:parent-style-name="Default">
      <style:table-cell-properties fo:background-color="#ffffff" fo:border="none"/>
    </style:style>
    <style:style style:name="odfdo_auto_34" style:family="table-cell" style:parent-style-name="Default">
      <style:table-cell-properties fo:background-color="#130689" fo:border="none"/>
    </style:style>
    <style:style style:name="odfdo_auto_144" style:family="table-cell" style:parent-style-name="Default">
      <style:table-cell-properties fo:border="none"/>
      <style:text-properties fo:color="#ff0000"/>
    </style:style>
    <style:style style:name="odfdo_auto_35" style:family="table-cell" style:parent-style-name="Default">
      <style:table-cell-properties fo:background-color="#18068c" fo:border="none"/>
    </style:style>
    <style:style style:name="odfdo_auto_36" style:family="table-cell" style:parent-style-name="Default">
      <style:table-cell-properties fo:background-color="#1d068e" fo:border="none"/>
    </style:style>
    <style:style style:name="odfdo_auto_37" style:family="table-cell" style:parent-style-name="Default">
      <style:table-cell-properties fo:background-color="#210590" fo:border="none"/>
    </style:style>
    <style:style style:name="odfdo_auto_38" style:family="table-cell" style:parent-style-name="Default">
      <style:table-cell-properties fo:background-color="#260592" fo:border="none"/>
    </style:style>
    <style:style style:name="odfdo_auto_39" style:family="table-cell" style:parent-style-name="Default">
      <style:table-cell-properties fo:background-color="#2a0593" fo:border="none"/>
    </style:style>
    <style:style style:name="odfdo_auto_40" style:family="table-cell" style:parent-style-name="Default">
      <style:table-cell-properties fo:background-color="#2d0495" fo:border="none"/>
    </style:style>
    <style:style style:name="odfdo_auto_41" style:family="table-cell" style:parent-style-name="Default">
      <style:table-cell-properties fo:background-color="#330497" fo:border="none"/>
    </style:style>
    <style:style style:name="odfdo_auto_43" style:family="table-cell" style:parent-style-name="Default">
      <style:table-cell-properties fo:background-color="#3a049a" fo:border="none"/>
    </style:style>
    <style:style style:name="odfdo_auto_42" style:family="table-cell" style:parent-style-name="Default">
      <style:table-cell-properties fo:background-color="#360499" fo:border="none"/>
    </style:style>
    <style:style style:name="odfdo_auto_44" style:family="table-cell" style:parent-style-name="Default">
      <style:table-cell-properties fo:background-color="#3d039c" fo:border="none"/>
    </style:style>
    <style:style style:name="odfdo_auto_45" style:family="table-cell" style:parent-style-name="Default">
      <style:table-cell-properties fo:background-color="#41039d" fo:border="none"/>
    </style:style>
    <style:style style:name="odfdo_auto_46" style:family="table-cell" style:parent-style-name="Default">
      <style:table-cell-properties fo:background-color="#44039e" fo:border="none"/>
    </style:style>
    <style:style style:name="odfdo_auto_47" style:family="table-cell" style:parent-style-name="Default">
      <style:table-cell-properties fo:background-color="#4702a0" fo:border="none"/>
    </style:style>
    <style:style style:name="odfdo_auto_48" style:family="table-cell" style:parent-style-name="Default">
      <style:table-cell-properties fo:background-color="#4c02a1" fo:border="none"/>
    </style:style>
    <style:style style:name="odfdo_auto_49" style:family="table-cell" style:parent-style-name="Default">
      <style:table-cell-properties fo:background-color="#5002a2" fo:border="none"/>
    </style:style>
    <style:style style:name="odfdo_auto_50" style:family="table-cell" style:parent-style-name="Default">
      <style:table-cell-properties fo:background-color="#5301a3" fo:border="none"/>
    </style:style>
    <style:style style:name="odfdo_auto_51" style:family="table-cell" style:parent-style-name="Default">
      <style:table-cell-properties fo:background-color="#5601a4" fo:border="none"/>
    </style:style>
    <style:style style:name="odfdo_auto_52" style:family="table-cell" style:parent-style-name="Default">
      <style:table-cell-properties fo:background-color="#5901a5" fo:border="none"/>
    </style:style>
    <style:style style:name="odfdo_auto_53" style:family="table-cell" style:parent-style-name="Default">
      <style:table-cell-properties fo:background-color="#5c00a6" fo:border="none"/>
    </style:style>
    <style:style style:name="odfdo_auto_54" style:family="table-cell" style:parent-style-name="Default">
      <style:table-cell-properties fo:background-color="#5f00a6" fo:border="none"/>
    </style:style>
    <style:style style:name="odfdo_auto_55" style:family="table-cell" style:parent-style-name="Default">
      <style:table-cell-properties fo:background-color="#6300a7" fo:border="none"/>
    </style:style>
    <style:style style:name="odfdo_auto_56" style:family="table-cell" style:parent-style-name="Default">
      <style:table-cell-properties fo:background-color="#6700a8" fo:border="none"/>
    </style:style>
    <style:style style:name="odfdo_auto_62" style:family="table-cell" style:parent-style-name="Default">
      <style:table-cell-properties fo:background-color="#7a01a8" fo:border="none"/>
    </style:style>
    <style:style style:name="odfdo_auto_57" style:family="table-cell" style:parent-style-name="Default">
      <style:table-cell-properties fo:background-color="#6a00a8" fo:border="none"/>
    </style:style>
    <style:style style:name="odfdo_auto_58" style:family="table-cell" style:parent-style-name="Default">
      <style:table-cell-properties fo:background-color="#6e00a8" fo:border="none"/>
    </style:style>
    <style:style style:name="odfdo_auto_64" style:family="table-cell" style:parent-style-name="Default">
      <style:table-cell-properties fo:background-color="#8104a7" fo:border="none"/>
    </style:style>
    <style:style style:name="odfdo_auto_66" style:family="table-cell" style:parent-style-name="Default">
      <style:table-cell-properties fo:background-color="#8707a6" fo:border="none"/>
    </style:style>
    <style:style style:name="odfdo_auto_67" style:family="table-cell" style:parent-style-name="Default">
      <style:table-cell-properties fo:background-color="#8a08a6" fo:border="none"/>
    </style:style>
    <style:style style:name="odfdo_auto_61" style:family="table-cell" style:parent-style-name="Default">
      <style:table-cell-properties fo:background-color="#7701a8" fo:border="none"/>
    </style:style>
    <style:style style:name="odfdo_auto_69" style:family="table-cell" style:parent-style-name="Default">
      <style:table-cell-properties fo:background-color="#900da4" fo:border="none"/>
    </style:style>
    <style:style style:name="odfdo_auto_70" style:family="table-cell" style:parent-style-name="Default">
      <style:table-cell-properties fo:background-color="#920fa3" fo:border="none"/>
    </style:style>
    <style:style style:name="odfdo_auto_74" style:family="table-cell" style:parent-style-name="Default">
      <style:table-cell-properties fo:background-color="#9e199d" fo:border="none"/>
    </style:style>
    <style:style style:name="odfdo_auto_63" style:family="table-cell" style:parent-style-name="Default">
      <style:table-cell-properties fo:background-color="#7e03a8" fo:border="none"/>
    </style:style>
    <style:style style:name="odfdo_auto_71" style:family="table-cell" style:parent-style-name="Default">
      <style:table-cell-properties fo:background-color="#9612a1" fo:border="none"/>
    </style:style>
    <style:style style:name="odfdo_auto_59" style:family="table-cell" style:parent-style-name="Default">
      <style:table-cell-properties fo:background-color="#7100a8" fo:border="none"/>
    </style:style>
    <style:style style:name="odfdo_auto_65" style:family="table-cell" style:parent-style-name="Default">
      <style:table-cell-properties fo:background-color="#8405a7" fo:border="none"/>
    </style:style>
    <style:style style:name="odfdo_auto_60" style:family="table-cell" style:parent-style-name="Default">
      <style:table-cell-properties fo:background-color="#7400a9" fo:border="none"/>
    </style:style>
    <style:style style:name="odfdo_auto_72" style:family="table-cell" style:parent-style-name="Default">
      <style:table-cell-properties fo:background-color="#9914a0" fo:border="none"/>
    </style:style>
    <style:style style:name="odfdo_auto_68" style:family="table-cell" style:parent-style-name="Default">
      <style:table-cell-properties fo:background-color="#8d0ba5" fo:border="none"/>
    </style:style>
    <style:style style:name="odfdo_auto_73" style:family="table-cell" style:parent-style-name="Default">
      <style:table-cell-properties fo:background-color="#9c179e" fo:border="none"/>
    </style:style>
    <style:style style:name="odfdo_auto_75" style:family="table-cell" style:parent-style-name="Default">
      <style:table-cell-properties fo:background-color="#a11b9b" fo:border="none"/>
    </style:style>
    <style:style style:name="odfdo_auto_76" style:family="table-cell" style:parent-style-name="Default">
      <style:table-cell-properties fo:background-color="#a41d9a" fo:border="none"/>
    </style:style>
    <style:style style:name="odfdo_auto_77" style:family="table-cell" style:parent-style-name="Default">
      <style:table-cell-properties fo:background-color="#a62098" fo:border="none"/>
    </style:style>
    <style:style style:name="odfdo_auto_78" style:family="table-cell" style:parent-style-name="Default">
      <style:table-cell-properties fo:background-color="#aa2395" fo:border="none"/>
    </style:style>
    <style:style style:name="odfdo_auto_83" style:family="table-cell" style:parent-style-name="Default">
      <style:table-cell-properties fo:background-color="#b52e8c" fo:border="none"/>
    </style:style>
    <style:style style:name="odfdo_auto_79" style:family="table-cell" style:parent-style-name="Default">
      <style:table-cell-properties fo:background-color="#ac2594" fo:border="none"/>
    </style:style>
    <style:style style:name="odfdo_auto_84" style:family="table-cell" style:parent-style-name="Default">
      <style:table-cell-properties fo:background-color="#b8318a" fo:border="none"/>
    </style:style>
    <style:style style:name="odfdo_auto_81" style:family="table-cell" style:parent-style-name="Default">
      <style:table-cell-properties fo:background-color="#b12a90" fo:border="none"/>
    </style:style>
    <style:style style:name="odfdo_auto_85" style:family="table-cell" style:parent-style-name="Default">
      <style:table-cell-properties fo:background-color="#ba3389" fo:border="none"/>
    </style:style>
    <style:style style:name="odfdo_auto_82" style:family="table-cell" style:parent-style-name="Default">
      <style:table-cell-properties fo:background-color="#b32c8e" fo:border="none"/>
    </style:style>
    <style:style style:name="odfdo_auto_87" style:family="table-cell" style:parent-style-name="Default">
      <style:table-cell-properties fo:background-color="#bf3984" fo:border="none"/>
    </style:style>
    <style:style style:name="odfdo_auto_88" style:family="table-cell" style:parent-style-name="Default">
      <style:table-cell-properties fo:background-color="#c13b82" fo:border="none"/>
    </style:style>
    <style:style style:name="odfdo_auto_89" style:family="table-cell" style:parent-style-name="Default">
      <style:table-cell-properties fo:background-color="#c33d80" fo:border="none"/>
    </style:style>
    <style:style style:name="odfdo_auto_80" style:family="table-cell" style:parent-style-name="Default">
      <style:table-cell-properties fo:background-color="#af2892" fo:border="none"/>
    </style:style>
    <style:style style:name="odfdo_auto_86" style:family="table-cell" style:parent-style-name="Default">
      <style:table-cell-properties fo:background-color="#bd3686" fo:border="none"/>
    </style:style>
    <style:style style:name="odfdo_auto_91" style:family="table-cell" style:parent-style-name="Default">
      <style:table-cell-properties fo:background-color="#c7427c" fo:border="none"/>
    </style:style>
    <style:style style:name="odfdo_auto_93" style:family="table-cell" style:parent-style-name="Default">
      <style:table-cell-properties fo:background-color="#cc4778" fo:border="none"/>
    </style:style>
    <style:style style:name="odfdo_auto_90" style:family="table-cell" style:parent-style-name="Default">
      <style:table-cell-properties fo:background-color="#c53f7e" fo:border="none"/>
    </style:style>
    <style:style style:name="odfdo_auto_92" style:family="table-cell" style:parent-style-name="Default">
      <style:table-cell-properties fo:background-color="#c9447a" fo:border="none"/>
    </style:style>
    <style:style style:name="odfdo_auto_94" style:family="table-cell" style:parent-style-name="Default">
      <style:table-cell-properties fo:background-color="#ce4976" fo:border="none"/>
    </style:style>
    <style:style style:name="odfdo_auto_95" style:family="table-cell" style:parent-style-name="Default">
      <style:table-cell-properties fo:background-color="#d04c74" fo:border="none"/>
    </style:style>
    <style:style style:name="odfdo_auto_97" style:family="table-cell" style:parent-style-name="Default">
      <style:table-cell-properties fo:background-color="#d35070" fo:border="none"/>
    </style:style>
    <style:style style:name="odfdo_auto_98" style:family="table-cell" style:parent-style-name="Default">
      <style:table-cell-properties fo:background-color="#d5536f" fo:border="none"/>
    </style:style>
    <style:style style:name="odfdo_auto_106" style:family="table-cell" style:parent-style-name="Default">
      <style:table-cell-properties fo:background-color="#e36660" fo:border="none"/>
    </style:style>
    <style:style style:name="odfdo_auto_114" style:family="table-cell" style:parent-style-name="Default">
      <style:table-cell-properties fo:background-color="#ee7b51" fo:border="none"/>
    </style:style>
    <style:style style:name="odfdo_auto_116" style:family="table-cell" style:parent-style-name="Default">
      <style:table-cell-properties fo:background-color="#f1814d" fo:border="none"/>
    </style:style>
    <style:style style:name="odfdo_auto_118" style:family="table-cell" style:parent-style-name="Default">
      <style:table-cell-properties fo:background-color="#f48749" fo:border="none"/>
    </style:style>
    <style:style style:name="odfdo_auto_120" style:family="table-cell" style:parent-style-name="Default">
      <style:table-cell-properties fo:background-color="#f68c46" fo:border="none"/>
    </style:style>
    <style:style style:name="odfdo_auto_122" style:family="table-cell" style:parent-style-name="Default">
      <style:table-cell-properties fo:background-color="#f79143" fo:border="none"/>
    </style:style>
    <style:style style:name="odfdo_auto_133" style:family="table-cell" style:parent-style-name="Default">
      <style:table-cell-properties fo:background-color="#feb42e" fo:border="none"/>
    </style:style>
    <style:style style:name="odfdo_auto_137" style:family="table-cell" style:parent-style-name="Default">
      <style:table-cell-properties fo:background-color="#fec029" fo:border="none"/>
    </style:style>
    <style:style style:name="odfdo_auto_140" style:family="table-cell" style:parent-style-name="Default">
      <style:table-cell-properties fo:background-color="#fdcb25" fo:border="none"/>
    </style:style>
    <style:style style:name="odfdo_auto_96" style:family="table-cell" style:parent-style-name="Default">
      <style:table-cell-properties fo:background-color="#d14e72" fo:border="none"/>
    </style:style>
    <style:style style:name="odfdo_auto_103" style:family="table-cell" style:parent-style-name="Default">
      <style:table-cell-properties fo:background-color="#de5f65" fo:border="none"/>
    </style:style>
    <style:style style:name="odfdo_auto_107" style:family="table-cell" style:parent-style-name="Default">
      <style:table-cell-properties fo:background-color="#e4695e" fo:border="none"/>
    </style:style>
    <style:style style:name="odfdo_auto_119" style:family="table-cell" style:parent-style-name="Default">
      <style:table-cell-properties fo:background-color="#f58948" fo:border="none"/>
    </style:style>
    <style:style style:name="odfdo_auto_121" style:family="table-cell" style:parent-style-name="Default">
      <style:table-cell-properties fo:background-color="#f78f44" fo:border="none"/>
    </style:style>
    <style:style style:name="odfdo_auto_123" style:family="table-cell" style:parent-style-name="Default">
      <style:table-cell-properties fo:background-color="#f99540" fo:border="none"/>
    </style:style>
    <style:style style:name="odfdo_auto_127" style:family="table-cell" style:parent-style-name="Default">
      <style:table-cell-properties fo:background-color="#fba139" fo:border="none"/>
    </style:style>
    <style:style style:name="odfdo_auto_101" style:family="table-cell" style:parent-style-name="Default">
      <style:table-cell-properties fo:background-color="#db5b69" fo:border="none"/>
    </style:style>
    <style:style style:name="odfdo_auto_104" style:family="table-cell" style:parent-style-name="Default">
      <style:table-cell-properties fo:background-color="#e06263" fo:border="none"/>
    </style:style>
    <style:style style:name="odfdo_auto_105" style:family="table-cell" style:parent-style-name="Default">
      <style:table-cell-properties fo:background-color="#e16462" fo:border="none"/>
    </style:style>
    <style:style style:name="odfdo_auto_111" style:family="table-cell" style:parent-style-name="Default">
      <style:table-cell-properties fo:background-color="#eb7456" fo:border="none"/>
    </style:style>
    <style:style style:name="odfdo_auto_134" style:family="table-cell" style:parent-style-name="Default">
      <style:table-cell-properties fo:background-color="#feb72d" fo:border="none"/>
    </style:style>
    <style:style style:name="odfdo_auto_138" style:family="table-cell" style:parent-style-name="Default">
      <style:table-cell-properties fo:background-color="#fec527" fo:border="none"/>
    </style:style>
    <style:style style:name="odfdo_auto_141" style:family="table-cell" style:parent-style-name="Default">
      <style:table-cell-properties fo:background-color="#fdcf25" fo:border="none"/>
    </style:style>
    <style:style style:name="odfdo_auto_135" style:family="table-cell" style:parent-style-name="Default">
      <style:table-cell-properties fo:background-color="#feba2b" fo:border="none"/>
    </style:style>
    <style:style style:name="odfdo_auto_142" style:family="table-cell" style:parent-style-name="Default">
      <style:table-cell-properties fo:background-color="#fcd224" fo:border="none"/>
    </style:style>
    <style:style style:name="odfdo_auto_139" style:family="table-cell" style:parent-style-name="Default">
      <style:table-cell-properties fo:background-color="#fdc826" fo:border="none"/>
    </style:style>
    <style:style style:name="odfdo_auto_99" style:family="table-cell" style:parent-style-name="Default">
      <style:table-cell-properties fo:background-color="#d7556d" fo:border="none"/>
    </style:style>
    <style:style style:name="odfdo_auto_108" style:family="table-cell" style:parent-style-name="Default">
      <style:table-cell-properties fo:background-color="#e66c5c" fo:border="none"/>
    </style:style>
    <style:style style:name="odfdo_auto_112" style:family="table-cell" style:parent-style-name="Default">
      <style:table-cell-properties fo:background-color="#ec7655" fo:border="none"/>
    </style:style>
    <style:style style:name="odfdo_auto_115" style:family="table-cell" style:parent-style-name="Default">
      <style:table-cell-properties fo:background-color="#f07e50" fo:border="none"/>
    </style:style>
    <style:style style:name="odfdo_auto_117" style:family="table-cell" style:parent-style-name="Default">
      <style:table-cell-properties fo:background-color="#f2844b" fo:border="none"/>
    </style:style>
    <style:style style:name="odfdo_auto_109" style:family="table-cell" style:parent-style-name="Default">
      <style:table-cell-properties fo:background-color="#e86f5a" fo:border="none"/>
    </style:style>
    <style:style style:name="odfdo_auto_124" style:family="table-cell" style:parent-style-name="Default">
      <style:table-cell-properties fo:background-color="#f9983e" fo:border="none"/>
    </style:style>
    <style:style style:name="odfdo_auto_128" style:family="table-cell" style:parent-style-name="Default">
      <style:table-cell-properties fo:background-color="#fca437" fo:border="none"/>
    </style:style>
    <style:style style:name="odfdo_auto_125" style:family="table-cell" style:parent-style-name="Default">
      <style:table-cell-properties fo:background-color="#fa9b3c" fo:border="none"/>
    </style:style>
    <style:style style:name="odfdo_auto_129" style:family="table-cell" style:parent-style-name="Default">
      <style:table-cell-properties fo:background-color="#fca636" fo:border="none"/>
    </style:style>
    <style:style style:name="odfdo_auto_131" style:family="table-cell" style:parent-style-name="Default">
      <style:table-cell-properties fo:background-color="#fdae31" fo:border="none"/>
    </style:style>
    <style:style style:name="odfdo_auto_132" style:family="table-cell" style:parent-style-name="Default">
      <style:table-cell-properties fo:background-color="#feb130" fo:border="none"/>
    </style:style>
    <style:style style:name="odfdo_auto_136" style:family="table-cell" style:parent-style-name="Default">
      <style:table-cell-properties fo:background-color="#febd2a" fo:border="none"/>
    </style:style>
    <style:style style:name="odfdo_auto_100" style:family="table-cell" style:parent-style-name="Default">
      <style:table-cell-properties fo:background-color="#d8576b" fo:border="none"/>
    </style:style>
    <style:style style:name="odfdo_auto_110" style:family="table-cell" style:parent-style-name="Default">
      <style:table-cell-properties fo:background-color="#e97158" fo:border="none"/>
    </style:style>
    <style:style style:name="odfdo_auto_113" style:family="table-cell" style:parent-style-name="Default">
      <style:table-cell-properties fo:background-color="#ed7953" fo:border="none"/>
    </style:style>
    <style:style style:name="odfdo_auto_130" style:family="table-cell" style:parent-style-name="Default">
      <style:table-cell-properties fo:background-color="#fda934" fo:border="none"/>
    </style:style>
    <style:style style:name="odfdo_auto_102" style:family="table-cell" style:parent-style-name="Default">
      <style:table-cell-properties fo:background-color="#dc5d67" fo:border="none"/>
    </style:style>
    <style:style style:name="odfdo_auto_126" style:family="table-cell" style:parent-style-name="Default">
      <style:table-cell-properties fo:background-color="#fb9e3b" fo:border="none"/>
    </style:style>
    <style:style style:name="odfdo_auto_143" style:family="table-cell" style:parent-style-name="Default">
      <style:table-cell-properties fo:background-color="#fbd524" fo:border="none"/>
    </style:style>
  </office:automatic-styles>
  <office:body>
    <office:spreadsheet>
      <table:table table:name="==" table:style-name="ta1">
        <table:table-column table:style-name="co1" table:default-cell-style-name="Default"/>
        <table:table-column table:style-name="co1" table:number-columns-repeated="14" table:default-cell-style-name="odfdo_auto_33"/>
        <table:table-column table:style-name="co1" table:default-cell-style-name="odfdo_auto_15"/>
        <table:table-column table:style-name="co1" table:number-columns-repeated="17" table:default-cell-style-name="odfdo_auto_33"/>
        <table:table-row table:style-name="ro1">
          <table:table-cell office:value-type="string" calcext:value-type="string">
            <text:p>=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0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</table:table>
      <table:table table:name="!=" table:style-name="ta1">
        <table:table-column table:style-name="co1" table:default-cell-style-name="Default"/>
        <table:table-column table:style-name="co1" table:number-columns-repeated="14" table:default-cell-style-name="odfdo_auto_33"/>
        <table:table-column table:style-name="co1" table:default-cell-style-name="odfdo_auto_15"/>
        <table:table-column table:style-name="co1" table:number-columns-repeated="17" table:default-cell-style-name="odfdo_auto_33"/>
        <table:table-row table:style-name="ro1">
          <table:table-cell office:value-type="string" calcext:value-type="string">
            <text:p>!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0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14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</table:table>
      <table:table table:name="&lt;" table:style-name="ta1">
        <table:table-column table:style-name="co1" table:default-cell-style-name="Default"/>
        <table:table-column table:style-name="co1" table:number-columns-repeated="2" table:default-cell-style-name="odfdo_auto_33"/>
        <table:table-column table:style-name="co1" table:number-columns-repeated="4" table:default-cell-style-name="odfdo_auto_144"/>
        <table:table-column table:style-name="co1" table:number-columns-repeated="6" table:default-cell-style-name="odfdo_auto_33"/>
        <table:table-column table:style-name="co1" table:default-cell-style-name="odfdo_auto_144"/>
        <table:table-column table:style-name="co1" table:default-cell-style-name="odfdo_auto_33"/>
        <table:table-column table:style-name="co1" table:default-cell-style-name="odfdo_auto_15"/>
        <table:table-column table:style-name="co1" table:number-columns-repeated="8" table:default-cell-style-name="odfdo_auto_33"/>
        <table:table-column table:style-name="co1" table:number-columns-repeated="2" table:default-cell-style-name="odfdo_auto_144"/>
        <table:table-column table:style-name="co1" table:number-columns-repeated="2" table:default-cell-style-name="odfdo_auto_33"/>
        <table:table-column table:style-name="co1" table:number-columns-repeated="2" table:default-cell-style-name="odfdo_auto_144"/>
        <table:table-column table:style-name="co1" table:number-columns-repeated="3" table:default-cell-style-name="odfdo_auto_33"/>
        <table:table-row table:style-name="ro1">
          <table:table-cell office:value-type="string" calcext:value-type="string">
            <text:p>&l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9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0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5" office:value-type="string" calcext:value-type="string">
            <text:p>bool | 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5" office:value-type="string" calcext:value-type="string">
            <text:p>bool | 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bool | 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</table:table>
      <table:table table:name="&gt;" table:style-name="ta1">
        <table:table-column table:style-name="co1" table:default-cell-style-name="Default"/>
        <table:table-column table:style-name="co1" table:number-columns-repeated="2" table:default-cell-style-name="odfdo_auto_33"/>
        <table:table-column table:style-name="co1" table:number-columns-repeated="4" table:default-cell-style-name="odfdo_auto_144"/>
        <table:table-column table:style-name="co1" table:number-columns-repeated="6" table:default-cell-style-name="odfdo_auto_33"/>
        <table:table-column table:style-name="co1" table:default-cell-style-name="odfdo_auto_144"/>
        <table:table-column table:style-name="co1" table:default-cell-style-name="odfdo_auto_33"/>
        <table:table-column table:style-name="co1" table:default-cell-style-name="odfdo_auto_15"/>
        <table:table-column table:style-name="co1" table:number-columns-repeated="8" table:default-cell-style-name="odfdo_auto_33"/>
        <table:table-column table:style-name="co1" table:number-columns-repeated="2" table:default-cell-style-name="odfdo_auto_144"/>
        <table:table-column table:style-name="co1" table:number-columns-repeated="2" table:default-cell-style-name="odfdo_auto_33"/>
        <table:table-column table:style-name="co1" table:number-columns-repeated="2" table:default-cell-style-name="odfdo_auto_144"/>
        <table:table-column table:style-name="co1" table:number-columns-repeated="3" table:default-cell-style-name="odfdo_auto_33"/>
        <table:table-row table:style-name="ro1">
          <table:table-cell office:value-type="string" calcext:value-type="string">
            <text:p>&gt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9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0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5" office:value-type="string" calcext:value-type="string">
            <text:p>bool | 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5" office:value-type="string" calcext:value-type="string">
            <text:p>bool | 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bool | 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</table:table>
      <table:table table:name="&lt;=" table:style-name="ta1">
        <table:table-column table:style-name="co1" table:default-cell-style-name="Default"/>
        <table:table-column table:style-name="co1" table:number-columns-repeated="2" table:default-cell-style-name="odfdo_auto_33"/>
        <table:table-column table:style-name="co1" table:number-columns-repeated="4" table:default-cell-style-name="odfdo_auto_144"/>
        <table:table-column table:style-name="co1" table:number-columns-repeated="6" table:default-cell-style-name="odfdo_auto_33"/>
        <table:table-column table:style-name="co1" table:default-cell-style-name="odfdo_auto_144"/>
        <table:table-column table:style-name="co1" table:default-cell-style-name="odfdo_auto_33"/>
        <table:table-column table:style-name="co1" table:default-cell-style-name="odfdo_auto_15"/>
        <table:table-column table:style-name="co1" table:number-columns-repeated="8" table:default-cell-style-name="odfdo_auto_33"/>
        <table:table-column table:style-name="co1" table:number-columns-repeated="2" table:default-cell-style-name="odfdo_auto_144"/>
        <table:table-column table:style-name="co1" table:number-columns-repeated="2" table:default-cell-style-name="odfdo_auto_33"/>
        <table:table-column table:style-name="co1" table:number-columns-repeated="2" table:default-cell-style-name="odfdo_auto_144"/>
        <table:table-column table:style-name="co1" table:number-columns-repeated="3" table:default-cell-style-name="odfdo_auto_33"/>
        <table:table-row table:style-name="ro1">
          <table:table-cell office:value-type="string" calcext:value-type="string">
            <text:p>&lt;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9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0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5" office:value-type="string" calcext:value-type="string">
            <text:p>bool | 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5" office:value-type="string" calcext:value-type="string">
            <text:p>bool | 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bool | 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</table:table>
      <table:table table:name="&gt;=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odfdo_auto_33"/>
        <table:table-column table:style-name="co1" table:number-columns-repeated="4" table:default-cell-style-name="odfdo_auto_144"/>
        <table:table-column table:style-name="co1" table:number-columns-repeated="6" table:default-cell-style-name="odfdo_auto_33"/>
        <table:table-column table:style-name="co1" table:default-cell-style-name="odfdo_auto_144"/>
        <table:table-column table:style-name="co1" table:default-cell-style-name="odfdo_auto_33"/>
        <table:table-column table:style-name="co1" table:default-cell-style-name="odfdo_auto_15"/>
        <table:table-column table:style-name="co1" table:number-columns-repeated="8" table:default-cell-style-name="odfdo_auto_33"/>
        <table:table-column table:style-name="co1" table:number-columns-repeated="2" table:default-cell-style-name="odfdo_auto_144"/>
        <table:table-column table:style-name="co1" table:number-columns-repeated="2" table:default-cell-style-name="odfdo_auto_33"/>
        <table:table-column table:style-name="co1" table:number-columns-repeated="2" table:default-cell-style-name="odfdo_auto_144"/>
        <table:table-column table:style-name="co1" table:number-columns-repeated="3" table:default-cell-style-name="odfdo_auto_33"/>
        <table:table-row table:style-name="ro1">
          <table:table-cell office:value-type="string" calcext:value-type="string">
            <text:p>&gt;=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9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0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5" office:value-type="string" calcext:value-type="string">
            <text:p>bool | 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5" office:value-type="string" calcext:value-type="string">
            <text:p>bool | 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bool | TypeError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2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odfdo_auto_33" office:value-type="string" calcext:value-type="string">
            <text:p>bool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</table:table>
      <table:table table:name="+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number-columns-repeated="2" table:default-cell-style-name="odfdo_auto_144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44"/>
        <table:table-column table:style-name="co1" table:default-cell-style-name="odfdo_auto_14"/>
        <table:table-column table:style-name="co1" table:default-cell-style-name="odfdo_auto_15"/>
        <table:table-column table:style-name="co1" table:number-columns-repeated="2" table:default-cell-style-name="odfdo_auto_19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column table:style-name="co1" table:default-cell-style-name="odfdo_auto_21"/>
        <table:table-column table:style-name="co1" table:default-cell-style-name="odfdo_auto_22"/>
        <table:table-column table:style-name="co1" table:default-cell-style-name="odfdo_auto_23"/>
        <table:table-column table:style-name="co1" table:number-columns-repeated="2" table:default-cell-style-name="odfdo_auto_144"/>
        <table:table-column table:style-name="co1" table:default-cell-style-name="odfdo_auto_26"/>
        <table:table-column table:style-name="co1" table:default-cell-style-name="odfdo_auto_27"/>
        <table:table-column table:style-name="co1" table:number-columns-repeated="2" table:default-cell-style-name="odfdo_auto_144"/>
        <table:table-column table:style-name="co1" table:default-cell-style-name="odfdo_auto_30"/>
        <table:table-column table:style-name="co1" table:default-cell-style-name="odfdo_auto_31"/>
        <table:table-column table:style-name="co1" table:default-cell-style-name="odfdo_auto_32"/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table:style-name="odfdo_auto_36" office:value-type="string" calcext:value-type="string">
            <text:p>OverflowError | uint16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2" table:style-name="odfdo_auto_40" office:value-type="string" calcext:value-type="string">
            <text:p>int64</text:p>
          </table:table-cell>
          <table:table-cell table:style-name="odfdo_auto_4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41" office:value-type="string" calcext:value-type="string">
            <text:p>mpq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5" office:value-type="string" calcext:value-type="string">
            <text:p>mpf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c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table:style-name="odfdo_auto_6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7" office:value-type="string" calcext:value-type="string">
            <text:p>float32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2" office:value-type="string" calcext:value-type="string">
            <text:p>float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8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0" office:value-type="string" calcext:value-type="string">
            <text:p>int32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0" office:value-type="string" calcext:value-type="string">
            <text:p>int32</text:p>
          </table:table-cell>
          <table:table-cell table:style-name="odfdo_auto_40" office:value-type="string" calcext:value-type="string">
            <text:p>in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40" office:value-type="string" calcext:value-type="string">
            <text:p>in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Mod_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Mod_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43" office:value-type="string" calcext:value-type="string">
            <text:p>Polynomial_zmod_flint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1" office:value-type="string" calcext:value-type="string">
            <text:p>mpq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4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44" office:value-type="string" calcext:value-type="string">
            <text:p>NumberFieldElement_quadratic_sqrt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odfdo_auto_15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6" office:value-type="string" calcext:value-type="string">
            <text:p>Polynomial_integer_dense_flint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number-columns-repeated="3" table:style-name="odfdo_auto_16" office:value-type="string" calcext:value-type="string">
            <text:p>Polynomial_integer_dense_flint</text:p>
          </table:table-cell>
          <table:table-cell table:style-name="odfdo_auto_43" office:value-type="string" calcext:value-type="string">
            <text:p>Polynomial_zmod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style-name="odfdo_auto_45" office:value-type="string" calcext:value-type="string">
            <text:p>Polynomial_generic_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rational_flint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rational_flint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7" office:value-type="string" calcext:value-type="string">
            <text:p>Polynomial_rational_fl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table:style-name="odfdo_auto_18" office:value-type="string" calcext:value-type="string">
            <text:p>PolynomialRealDense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PolynomialRealDense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0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45" office:value-type="string" calcext:value-type="string">
            <text:p>Polynomial_generic_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NumberFieldElement_gaussian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NumberFieldElement_gaussian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RealNumbe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4" office:value-type="string" calcext:value-type="string">
            <text:p>Real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Real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6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6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6" office:value-type="string" calcext:value-type="string">
            <text:p>Polynomial_complex_arb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30" office:value-type="string" calcext:value-type="string">
            <text:p>Pl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PlusInfinity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Pl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table:style-name="odfdo_auto_30" office:value-type="string" calcext:value-type="string">
            <text:p>PlusInfinity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PlusInfinity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PlusInfinity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PlusInfinity</text:p>
          </table:table-cell>
          <table:table-cell table:number-columns-repeated="2" table:style-name="odfdo_auto_144" office:value-type="string" calcext:value-type="string">
            <text:p>SignError</text:p>
          </table:table-cell>
        </table:table-row>
        <table:table-row table:style-name="ro1">
          <table:table-cell table:number-columns-repeated="3" table:style-name="odfdo_auto_31" office:value-type="string" calcext:value-type="string">
            <text:p>Min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1" office:value-type="string" calcext:value-type="string">
            <text:p>MinusInfinity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Min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MinusInfinity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MinusInfinity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table:style-name="odfdo_auto_31" office:value-type="string" calcext:value-type="string">
            <text:p>MinusInfinity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style-name="odfdo_auto_144" office:value-type="string" calcext:value-type="string">
            <text:p>SignError</text:p>
          </table:table-cell>
          <table:table-cell office:value-type="string" calcext:value-type="string">
            <text:p>MinusInfinity</text:p>
          </table:table-cell>
          <table:table-cell table:style-name="odfdo_auto_144" office:value-type="string" calcext:value-type="string">
            <text:p>SignError</text:p>
          </table:table-cell>
        </table:table-row>
        <table:table-row table:style-name="ro1">
          <table:table-cell table:number-columns-repeated="4" table:style-name="odfdo_auto_32" office:value-type="string" calcext:value-type="string">
            <text:p>UnsignedInfinity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3" table:style-name="odfdo_auto_32" office:value-type="string" calcext:value-type="string">
            <text:p>UnsignedInfinity</text:p>
          </table:table-cell>
          <table:table-cell table:number-columns-repeated="3" table:style-name="odfdo_auto_144" office:value-type="string" calcext:value-type="string">
            <text:p>SignError</text:p>
          </table:table-cell>
        </table:table-row>
      </table:table>
      <table:table table:name="-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number-columns-repeated="2" table:default-cell-style-name="odfdo_auto_144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44"/>
        <table:table-column table:style-name="co1" table:default-cell-style-name="odfdo_auto_14"/>
        <table:table-column table:style-name="co1" table:default-cell-style-name="odfdo_auto_15"/>
        <table:table-column table:style-name="co1" table:number-columns-repeated="2" table:default-cell-style-name="odfdo_auto_19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column table:style-name="co1" table:default-cell-style-name="odfdo_auto_21"/>
        <table:table-column table:style-name="co1" table:default-cell-style-name="odfdo_auto_22"/>
        <table:table-column table:style-name="co1" table:default-cell-style-name="odfdo_auto_23"/>
        <table:table-column table:style-name="co1" table:number-columns-repeated="2" table:default-cell-style-name="odfdo_auto_144"/>
        <table:table-column table:style-name="co1" table:default-cell-style-name="odfdo_auto_26"/>
        <table:table-column table:style-name="co1" table:default-cell-style-name="odfdo_auto_27"/>
        <table:table-column table:style-name="co1" table:number-columns-repeated="2" table:default-cell-style-name="odfdo_auto_144"/>
        <table:table-column table:style-name="co1" table:default-cell-style-name="odfdo_auto_31"/>
        <table:table-column table:style-name="co1" table:default-cell-style-name="odfdo_auto_30"/>
        <table:table-column table:style-name="co1" table:default-cell-style-name="odfdo_auto_32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table:style-name="odfdo_auto_36" office:value-type="string" calcext:value-type="string">
            <text:p>OverflowError | uint16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2" table:style-name="odfdo_auto_40" office:value-type="string" calcext:value-type="string">
            <text:p>int64</text:p>
          </table:table-cell>
          <table:table-cell table:style-name="odfdo_auto_4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odfdo_auto_41" office:value-type="string" calcext:value-type="string">
            <text:p>mpq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5" office:value-type="string" calcext:value-type="string">
            <text:p>mpf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c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table:style-name="odfdo_auto_6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7" office:value-type="string" calcext:value-type="string">
            <text:p>float32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2" office:value-type="string" calcext:value-type="string">
            <text:p>float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8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0" office:value-type="string" calcext:value-type="string">
            <text:p>int32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0" office:value-type="string" calcext:value-type="string">
            <text:p>int32</text:p>
          </table:table-cell>
          <table:table-cell table:style-name="odfdo_auto_40" office:value-type="string" calcext:value-type="string">
            <text:p>in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40" office:value-type="string" calcext:value-type="string">
            <text:p>in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Mod_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Mod_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43" office:value-type="string" calcext:value-type="string">
            <text:p>Polynomial_zmod_flint</text:p>
          </table:table-cell>
          <table:table-cell table:number-columns-repeated="7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1" office:value-type="string" calcext:value-type="string">
            <text:p>mpq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4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44" office:value-type="string" calcext:value-type="string">
            <text:p>NumberFieldElement_quadratic_sqrt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odfdo_auto_15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odfdo_auto_16" office:value-type="string" calcext:value-type="string">
            <text:p>Polynomial_integer_dense_flint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number-columns-repeated="3" table:style-name="odfdo_auto_16" office:value-type="string" calcext:value-type="string">
            <text:p>Polynomial_integer_dense_flint</text:p>
          </table:table-cell>
          <table:table-cell table:style-name="odfdo_auto_43" office:value-type="string" calcext:value-type="string">
            <text:p>Polynomial_zmod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style-name="odfdo_auto_45" office:value-type="string" calcext:value-type="string">
            <text:p>Polynomial_generic_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rational_flint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rational_flint</text:p>
          </table:table-cell>
          <table:table-cell office:value-type="string" calcext:value-type="string">
            <text:p>TypeError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7" office:value-type="string" calcext:value-type="string">
            <text:p>Polynomial_rational_fl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table:style-name="odfdo_auto_18" office:value-type="string" calcext:value-type="string">
            <text:p>PolynomialRealDense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PolynomialRealDense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0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45" office:value-type="string" calcext:value-type="string">
            <text:p>Polynomial_generic_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NumberFieldElement_gaussian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NumberFieldElement_gaussian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RealNumbe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4" office:value-type="string" calcext:value-type="string">
            <text:p>Real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Real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6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6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6" office:value-type="string" calcext:value-type="string">
            <text:p>Polynomial_complex_arb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odfdo_auto_30" office:value-type="string" calcext:value-type="string">
            <text:p>Pl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0" office:value-type="string" calcext:value-type="string">
            <text:p>PlusInfinity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30" office:value-type="string" calcext:value-type="string">
            <text:p>Pl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table:style-name="odfdo_auto_30" office:value-type="string" calcext:value-type="string">
            <text:p>PlusInfinity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PlusInfinity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table:style-name="odfdo_auto_30" office:value-type="string" calcext:value-type="string">
            <text:p>PlusInfinity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style-name="odfdo_auto_144" office:value-type="string" calcext:value-type="string">
            <text:p>SignError</text:p>
          </table:table-cell>
          <table:table-cell office:value-type="string" calcext:value-type="string">
            <text:p>PlusInfinity</text:p>
          </table:table-cell>
          <table:table-cell table:style-name="odfdo_auto_144" office:value-type="string" calcext:value-type="string">
            <text:p>SignError</text:p>
          </table:table-cell>
        </table:table-row>
        <table:table-row table:style-name="ro1">
          <table:table-cell table:number-columns-repeated="3" table:style-name="odfdo_auto_31" office:value-type="string" calcext:value-type="string">
            <text:p>Min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1" office:value-type="string" calcext:value-type="string">
            <text:p>MinusInfinity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31" office:value-type="string" calcext:value-type="string">
            <text:p>Min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table:style-name="odfdo_auto_31" office:value-type="string" calcext:value-type="string">
            <text:p>MinusInfinity</text:p>
          </table:table-cell>
          <table:table-cell office:value-type="string" calcext:value-type="string">
            <text:p>TypeError</text:p>
          </table:table-cell>
          <table:table-cell table:style-name="odfdo_auto_31" office:value-type="string" calcext:value-type="string">
            <text:p>MinusInfinity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table:style-name="odfdo_auto_31" office:value-type="string" calcext:value-type="string">
            <text:p>MinusInfinity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office:value-type="string" calcext:value-type="string">
            <text:p>MinusInfinity</text:p>
          </table:table-cell>
          <table:table-cell table:number-columns-repeated="2" table:style-name="odfdo_auto_144" office:value-type="string" calcext:value-type="string">
            <text:p>SignError</text:p>
          </table:table-cell>
        </table:table-row>
        <table:table-row table:style-name="ro1">
          <table:table-cell table:number-columns-repeated="4" table:style-name="odfdo_auto_32" office:value-type="string" calcext:value-type="string">
            <text:p>UnsignedInfinity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3" table:style-name="odfdo_auto_32" office:value-type="string" calcext:value-type="string">
            <text:p>UnsignedInfinity</text:p>
          </table:table-cell>
          <table:table-cell table:number-columns-repeated="3" table:style-name="odfdo_auto_144" office:value-type="string" calcext:value-type="string">
            <text:p>SignError</text:p>
          </table:table-cell>
        </table:table-row>
      </table:table>
      <table:table table:name="mul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odfdo_auto_2"/>
        <table:table-column table:style-name="co1" table:default-cell-style-name="odfdo_auto_3"/>
        <table:table-column table:style-name="co1" table:default-cell-style-name="odfdo_auto_4"/>
        <table:table-column table:style-name="co1" table:default-cell-style-name="odfdo_auto_144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default-cell-style-name="odfdo_auto_10"/>
        <table:table-column table:style-name="co1" table:default-cell-style-name="odfdo_auto_11"/>
        <table:table-column table:style-name="co1" table:default-cell-style-name="odfdo_auto_12"/>
        <table:table-column table:style-name="co1" table:default-cell-style-name="odfdo_auto_144"/>
        <table:table-column table:style-name="co1" table:default-cell-style-name="odfdo_auto_14"/>
        <table:table-column table:style-name="co1" table:default-cell-style-name="odfdo_auto_15"/>
        <table:table-column table:style-name="co1" table:number-columns-repeated="2" table:default-cell-style-name="odfdo_auto_19"/>
        <table:table-column table:style-name="co1" table:default-cell-style-name="odfdo_auto_18"/>
        <table:table-column table:style-name="co1" table:default-cell-style-name="odfdo_auto_19"/>
        <table:table-column table:style-name="co1" table:default-cell-style-name="odfdo_auto_20"/>
        <table:table-column table:style-name="co1" table:default-cell-style-name="odfdo_auto_21"/>
        <table:table-column table:style-name="co1" table:default-cell-style-name="odfdo_auto_22"/>
        <table:table-column table:style-name="co1" table:default-cell-style-name="odfdo_auto_23"/>
        <table:table-column table:style-name="co1" table:number-columns-repeated="2" table:default-cell-style-name="odfdo_auto_144"/>
        <table:table-column table:style-name="co1" table:default-cell-style-name="odfdo_auto_26"/>
        <table:table-column table:style-name="co1" table:default-cell-style-name="odfdo_auto_27"/>
        <table:table-column table:style-name="co1" table:number-columns-repeated="2" table:default-cell-style-name="odfdo_auto_144"/>
        <table:table-column table:style-name="co1" table:default-cell-style-name="odfdo_auto_49"/>
        <table:table-column table:style-name="co1" table:default-cell-style-name="odfdo_auto_50"/>
        <table:table-column table:style-name="co1" table:default-cell-style-name="odfdo_auto_144"/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table:style-name="odfdo_auto_36" office:value-type="string" calcext:value-type="string">
            <text:p>OverflowError | uint16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47" office:value-type="string" calcext:value-type="string">
            <text:p>MinusInfinity | PlusInfinity | SignError</text:p>
          </table:table-cell>
          <table:table-cell table:style-name="odfdo_auto_48" office:value-type="string" calcext:value-type="string">
            <text:p>ValueError | UnsignedInfinity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2" table:style-name="odfdo_auto_40" office:value-type="string" calcext:value-type="string">
            <text:p>int64</text:p>
          </table:table-cell>
          <table:table-cell table:style-name="odfdo_auto_4" office:value-type="string" calcext:value-type="string">
            <text:p>mpz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41" office:value-type="string" calcext:value-type="string">
            <text:p>mpq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51" office:value-type="string" calcext:value-type="string">
            <text:p>SignError | MinusInfinity | PlusInfinity</text:p>
          </table:table-cell>
          <table:table-cell table:style-name="odfdo_auto_52" office:value-type="string" calcext:value-type="string">
            <text:p>SignError | 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5" office:value-type="string" calcext:value-type="string">
            <text:p>mpf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Runtim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c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table:style-name="odfdo_auto_6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Runtim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7" office:value-type="string" calcext:value-type="string">
            <text:p>float32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2" office:value-type="string" calcext:value-type="string">
            <text:p>float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8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4"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10" office:value-type="string" calcext:value-type="string">
            <text:p>int32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odfdo_auto_10" office:value-type="string" calcext:value-type="string">
            <text:p>int32</text:p>
          </table:table-cell>
          <table:table-cell table:style-name="odfdo_auto_40" office:value-type="string" calcext:value-type="string">
            <text:p>in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40" office:value-type="string" calcext:value-type="string">
            <text:p>in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odfdo_auto_34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51" office:value-type="string" calcext:value-type="string">
            <text:p>SignError | MinusInfinity | PlusInfinity</text:p>
          </table:table-cell>
          <table:table-cell table:style-name="odfdo_auto_52" office:value-type="string" calcext:value-type="string">
            <text:p>SignError | 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Mod_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Mod_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43" office:value-type="string" calcext:value-type="string">
            <text:p>Polynomial_zmod_flint</text:p>
          </table:table-cell>
          <table:table-cell table:number-columns-repeated="6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14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14" office:value-type="string" calcext:value-type="string">
            <text:p>Rational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14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7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44" office:value-type="string" calcext:value-type="string">
            <text:p>NumberFieldElement_quadratic_sqrt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51" office:value-type="string" calcext:value-type="string">
            <text:p>SignError | MinusInfinity | PlusInfinity</text:p>
          </table:table-cell>
          <table:table-cell table:style-name="odfdo_auto_52" office:value-type="string" calcext:value-type="string">
            <text:p>SignError | 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4" table:style-name="odfdo_auto_15"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RuntimeError</text:p>
          </table:table-cell>
          <table:table-cell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16" office:value-type="string" calcext:value-type="string">
            <text:p>Polynomial_integer_dense_flint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style-name="odfdo_auto_16" office:value-type="string" calcext:value-type="string">
            <text:p>Polynomial_integer_dense_flint</text:p>
          </table:table-cell>
          <table:table-cell office:value-type="string" calcext:value-type="string">
            <text:p>RuntimeError</text:p>
          </table:table-cell>
          <table:table-cell table:style-name="odfdo_auto_144" office:value-type="string" calcext:value-type="string">
            <text:p>RuntimeError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number-columns-repeated="3" table:style-name="odfdo_auto_16" office:value-type="string" calcext:value-type="string">
            <text:p>Polynomial_integer_dense_flint</text:p>
          </table:table-cell>
          <table:table-cell table:style-name="odfdo_auto_43" office:value-type="string" calcext:value-type="string">
            <text:p>Polynomial_zmod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style-name="odfdo_auto_45" office:value-type="string" calcext:value-type="string">
            <text:p>Polynomial_generic_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53" office:value-type="string" calcext:value-type="string">
            <text:p>Expression | 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17" office:value-type="string" calcext:value-type="string">
            <text:p>Polynomial_rational_flint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RuntimeError</text:p>
          </table:table-cell>
          <table:table-cell table:style-name="odfdo_auto_144" office:value-type="string" calcext:value-type="string">
            <text:p>RuntimeError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number-columns-repeated="3" table:style-name="odfdo_auto_17" office:value-type="string" calcext:value-type="string">
            <text:p>Polynomial_rational_flint</text:p>
          </table:table-cell>
          <table:table-cell table:style-name="odfdo_auto_43" office:value-type="string" calcext:value-type="string">
            <text:p>Polynomial_zmod_flint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7" office:value-type="string" calcext:value-type="string">
            <text:p>Polynomial_rational_fl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53" office:value-type="string" calcext:value-type="string">
            <text:p>Expression | 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office:value-type="string" calcext:value-type="string">
            <text:p>RuntimeError</text:p>
          </table:table-cell>
          <table:table-cell table:style-name="odfdo_auto_144" office:value-type="string" calcext:value-type="string">
            <text:p>RuntimeError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table:style-name="odfdo_auto_18" office:value-type="string" calcext:value-type="string">
            <text:p>PolynomialRealDense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PolynomialRealDense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number-columns-repeated="4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53" office:value-type="string" calcext:value-type="string">
            <text:p>Expression | 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RuntimeError</text:p>
          </table:table-cell>
          <table:table-cell table:style-name="odfdo_auto_144" office:value-type="string" calcext:value-type="string">
            <text:p>RuntimeError</text:p>
          </table:table-cell>
          <table:table-cell table:number-columns-repeated="6"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53" office:value-type="string" calcext:value-type="string">
            <text:p>Expression | 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20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20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0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odfdo_auto_45" office:value-type="string" calcext:value-type="string">
            <text:p>Polynomial_generic_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54" office:value-type="string" calcext:value-type="string">
            <text:p>SignError | PlusInfinity</text:p>
          </table:table-cell>
          <table:table-cell table:style-name="odfdo_auto_55" office:value-type="string" calcext:value-type="string">
            <text:p>SignError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NumberFieldElement_gaussian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NumberFieldElement_gaussian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RealNumbe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24" office:value-type="string" calcext:value-type="string">
            <text:p>Real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Real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odfdo_auto_26" office:value-type="string" calcext:value-type="string">
            <text:p>ComplexNumber</text:p>
          </table:table-cell>
          <table:table-cell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6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6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odfdo_auto_27" office:value-type="string" calcext:value-type="string">
            <text:p>ComplexDoubleElement</text:p>
          </table:table-cell>
          <table:table-cell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46" office:value-type="string" calcext:value-type="string">
            <text:p>Polynomial_complex_arb</text:p>
          </table:table-cell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style-name="odfdo_auto_47" office:value-type="string" calcext:value-type="string">
            <text:p>MinusInfinity | PlusInfinity | SignError</text:p>
          </table:table-cell>
          <table:table-cell table:style-name="odfdo_auto_49" office:value-type="string" calcext:value-type="string">
            <text:p>MinusInfinity | PlusInfinity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51" office:value-type="string" calcext:value-type="string">
            <text:p>SignError | MinusInfinity | PlusInfinity</text:p>
          </table:table-cell>
          <table:table-cell table:style-name="odfdo_auto_49" office:value-type="string" calcext:value-type="string">
            <text:p>MinusInfinity | PlusInfinity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49" office:value-type="string" calcext:value-type="string">
            <text:p>MinusInfinity | PlusInfinity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49" office:value-type="string" calcext:value-type="string">
            <text:p>MinusInfinity | PlusInfinity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51" office:value-type="string" calcext:value-type="string">
            <text:p>SignError | MinusInfinity | PlusInfinity</text:p>
          </table:table-cell>
          <table:table-cell office:value-type="string" calcext:value-type="string">
            <text:p>TypeError</text:p>
          </table:table-cell>
          <table:table-cell table:style-name="odfdo_auto_51" office:value-type="string" calcext:value-type="string">
            <text:p>SignError | MinusInfinity | PlusInfinity</text:p>
          </table:table-cell>
          <table:table-cell table:style-name="odfdo_auto_144" office:value-type="string" calcext:value-type="string">
            <text:p>RuntimeError</text:p>
          </table:table-cell>
          <table:table-cell table:number-columns-repeated="4" table:style-name="odfdo_auto_53" office:value-type="string" calcext:value-type="string">
            <text:p>Expression | RuntimeError</text:p>
          </table:table-cell>
          <table:table-cell table:style-name="odfdo_auto_54" office:value-type="string" calcext:value-type="string">
            <text:p>SignError | Pl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table:style-name="odfdo_auto_49" office:value-type="string" calcext:value-type="string">
            <text:p>MinusInfinity | PlusInfinity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style-name="odfdo_auto_47" office:value-type="string" calcext:value-type="string">
            <text:p>MinusInfinity | PlusInfinity | SignError</text:p>
          </table:table-cell>
          <table:table-cell table:style-name="odfdo_auto_50" office:value-type="string" calcext:value-type="string">
            <text:p>PlusInfinity | MinusInfinity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52" office:value-type="string" calcext:value-type="string">
            <text:p>SignError | PlusInfinity | MinusInfinity</text:p>
          </table:table-cell>
          <table:table-cell table:style-name="odfdo_auto_50" office:value-type="string" calcext:value-type="string">
            <text:p>PlusInfinity | MinusInfinity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50" office:value-type="string" calcext:value-type="string">
            <text:p>PlusInfinity | MinusInfinity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50" office:value-type="string" calcext:value-type="string">
            <text:p>PlusInfinity | Min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52" office:value-type="string" calcext:value-type="string">
            <text:p>SignError | PlusInfinity | MinusInfinity</text:p>
          </table:table-cell>
          <table:table-cell office:value-type="string" calcext:value-type="string">
            <text:p>TypeError</text:p>
          </table:table-cell>
          <table:table-cell table:style-name="odfdo_auto_52" office:value-type="string" calcext:value-type="string">
            <text:p>SignError | PlusInfinity | MinusInfinity</text:p>
          </table:table-cell>
          <table:table-cell table:style-name="odfdo_auto_144" office:value-type="string" calcext:value-type="string">
            <text:p>RuntimeError</text:p>
          </table:table-cell>
          <table:table-cell table:number-columns-repeated="4" table:style-name="odfdo_auto_53" office:value-type="string" calcext:value-type="string">
            <text:p>Expression | RuntimeError</text:p>
          </table:table-cell>
          <table:table-cell table:style-name="odfdo_auto_55" office:value-type="string" calcext:value-type="string">
            <text:p>SignError | Min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table:style-name="odfdo_auto_50" office:value-type="string" calcext:value-type="string">
            <text:p>PlusInfinity | MinusInfinity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style-name="odfdo_auto_48" office:value-type="string" calcext:value-type="string">
            <text:p>ValueError | UnsignedInfinity</text:p>
          </table:table-cell>
          <table:table-cell table:number-columns-repeated="3" table:style-name="odfdo_auto_144"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number-columns-repeated="10" table:style-name="odfdo_auto_144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odfdo_auto_144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table:style-name="odfdo_auto_32" office:value-type="string" calcext:value-type="string">
            <text:p>UnsignedInfinity</text:p>
          </table:table-cell>
        </table:table-row>
      </table:table>
      <table:table table:name="truediv" table:style-name="ta1">
        <table:table-column table:style-name="co1" table:default-cell-style-name="Default"/>
        <table:table-column table:style-name="co1" table:default-cell-style-name="odfdo_auto_56"/>
        <table:table-column table:style-name="co1" table:default-cell-style-name="odfdo_auto_144"/>
        <table:table-column table:style-name="co1" table:default-cell-style-name="odfdo_auto_3"/>
        <table:table-column table:style-name="co1" table:number-columns-repeated="2" table:default-cell-style-name="odfdo_auto_144"/>
        <table:table-column table:style-name="co1" table:default-cell-style-name="odfdo_auto_6"/>
        <table:table-column table:style-name="co1" table:default-cell-style-name="odfdo_auto_7"/>
        <table:table-column table:style-name="co1" table:default-cell-style-name="odfdo_auto_8"/>
        <table:table-column table:style-name="co1" table:default-cell-style-name="odfdo_auto_9"/>
        <table:table-column table:style-name="co1" table:number-columns-repeated="2" table:default-cell-style-name="odfdo_auto_37"/>
        <table:table-column table:style-name="co1" table:default-cell-style-name="odfdo_auto_58"/>
        <table:table-column table:style-name="co1" table:default-cell-style-name="odfdo_auto_144"/>
        <table:table-column table:style-name="co1" table:default-cell-style-name="odfdo_auto_58"/>
        <table:table-column table:style-name="co1" table:default-cell-style-name="odfdo_auto_15"/>
        <table:table-column table:style-name="co1" table:default-cell-style-name="odfdo_auto_144"/>
        <table:table-column table:style-name="co1" table:default-cell-style-name="odfdo_auto_60"/>
        <table:table-column table:style-name="co1" table:default-cell-style-name="odfdo_auto_144"/>
        <table:table-column table:style-name="co1" table:default-cell-style-name="odfdo_auto_60"/>
        <table:table-column table:style-name="co1" table:default-cell-style-name="odfdo_auto_144"/>
        <table:table-column table:style-name="co1" table:default-cell-style-name="odfdo_auto_21"/>
        <table:table-column table:style-name="co1" table:default-cell-style-name="odfdo_auto_22"/>
        <table:table-column table:style-name="co1" table:default-cell-style-name="odfdo_auto_23"/>
        <table:table-column table:style-name="co1" table:number-columns-repeated="2" table:default-cell-style-name="odfdo_auto_144"/>
        <table:table-column table:style-name="co1" table:default-cell-style-name="odfdo_auto_26"/>
        <table:table-column table:style-name="co1" table:default-cell-style-name="odfdo_auto_27"/>
        <table:table-column table:style-name="co1" table:number-columns-repeated="2" table:default-cell-style-name="odfdo_auto_144"/>
        <table:table-column table:style-name="co1" table:number-columns-repeated="3" table:default-cell-style-name="odfdo_auto_12"/>
        <table:table-row table:style-name="ro1">
          <table:table-cell office:value-type="string" calcext:value-type="string">
            <text:p>/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ZeroDivisionError | floa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57" office:value-type="string" calcext:value-type="string">
            <text:p>mpfr | ZeroDivisionError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ational | ZeroDivisionErro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 | ZeroDivisionError</text:p>
          </table:table-cell>
          <table:table-cell office:value-type="string" calcext:value-type="string">
            <text:p>Expression</text:p>
          </table:table-cell>
          <table:table-cell table:style-name="odfdo_auto_59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ZeroDivisionError | floa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56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style-name="odfdo_auto_56" office:value-type="string" calcext:value-type="string">
            <text:p>ZeroDivisionError | 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56" office:value-type="string" calcext:value-type="string">
            <text:p>ZeroDivisionError | float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62" office:value-type="string" calcext:value-type="string">
            <text:p>ZeroDivisionError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62" office:value-type="string" calcext:value-type="string">
            <text:p>ZeroDivisionError | complex</text:p>
          </table:table-cell>
          <table:table-cell office:value-type="string" calcext:value-type="string">
            <text:p>TypeError</text:p>
          </table:table-cell>
          <table:table-cell table:style-name="odfdo_auto_62" office:value-type="string" calcext:value-type="string">
            <text:p>ZeroDivisionError | 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2" office:value-type="string" calcext:value-type="string">
            <text:p>ZeroDivisionError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style-name="odfdo_auto_57" office:value-type="string" calcext:value-type="string">
            <text:p>mpfr | ZeroDivisionError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57" office:value-type="string" calcext:value-type="string">
            <text:p>mpfr | ZeroDivisionError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57" office:value-type="string" calcext:value-type="string">
            <text:p>mpfr | ZeroDivisionError</text:p>
          </table:table-cell>
          <table:table-cell office:value-type="string" calcext:value-type="string">
            <text:p>TypeError</text:p>
          </table:table-cell>
          <table:table-cell table:style-name="odfdo_auto_63" office:value-type="string" calcext:value-type="string">
            <text:p>ZeroDivisionError | mpq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Integer</text:p>
          </table:table-cell>
          <table:table-cell table:style-name="odfdo_auto_144"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5" office:value-type="string" calcext:value-type="string">
            <text:p>mpf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Integer</text:p>
          </table:table-cell>
          <table:table-cell table:style-name="odfdo_auto_144"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6" office:value-type="string" calcext:value-type="string">
            <text:p>mpc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table:style-name="odfdo_auto_6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7" office:value-type="string" calcext:value-type="string">
            <text:p>float32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56" office:value-type="string" calcext:value-type="string">
            <text:p>ZeroDivisionError | float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8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4"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62" office:value-type="string" calcext:value-type="string">
            <text:p>ZeroDivisionError | complex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59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odfdo_auto_59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58" office:value-type="string" calcext:value-type="string">
            <text:p>Rational | ZeroDivision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57" office:value-type="string" calcext:value-type="string">
            <text:p>mpfr | ZeroDivisionError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4" office:value-type="string" calcext:value-type="string">
            <text:p>Rational</text:p>
          </table:table-cell>
          <table:table-cell office:value-type="string" calcext:value-type="string">
            <text:p>Rational | ZeroDivisionError</text:p>
          </table:table-cell>
          <table:table-cell table:style-name="odfdo_auto_13" office:value-type="string" calcext:value-type="string">
            <text:p>IntegerMod_int</text:p>
          </table:table-cell>
          <table:table-cell office:value-type="string" calcext:value-type="string">
            <text:p>Rational | ZeroDivisionError</text:p>
          </table:table-cell>
          <table:table-cell office:value-type="string" calcext:value-type="string">
            <text:p>Expression</text:p>
          </table:table-cell>
          <table:table-cell table:style-name="odfdo_auto_59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style-name="odfdo_auto_64" office:value-type="string" calcext:value-type="string">
            <text:p>ZeroDivisionError | IntegerMod_int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2" table:style-name="odfdo_auto_13" office:value-type="string" calcext:value-type="string">
            <text:p>IntegerMod_int</text:p>
          </table:table-cell>
          <table:table-cell table:style-name="odfdo_auto_64" office:value-type="string" calcext:value-type="string">
            <text:p>ZeroDivisionError | IntegerMod_int</text:p>
          </table:table-cell>
          <table:table-cell table:style-name="odfdo_auto_13" office:value-type="string" calcext:value-type="string">
            <text:p>IntegerMod_i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65" office:value-type="string" calcext:value-type="string">
            <text:p>ZeroDivisionError | FpTElement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style-name="odfdo_auto_58" office:value-type="string" calcext:value-type="string">
            <text:p>Rational | ZeroDivision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63" office:value-type="string" calcext:value-type="string">
            <text:p>ZeroDivisionError | mpq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14" office:value-type="string" calcext:value-type="string">
            <text:p>Rational</text:p>
          </table:table-cell>
          <table:table-cell office:value-type="string" calcext:value-type="string">
            <text:p>Rational | ZeroDivision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 | ZeroDivisionError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style-name="odfdo_auto_66" office:value-type="string" calcext:value-type="string">
            <text:p>Expression | ZeroDivision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5" table:style-name="odfdo_auto_15" office:value-type="string" calcext:value-type="string">
            <text:p>Expression</text:p>
          </table:table-cell>
          <table:table-cell table:style-name="odfdo_auto_66" office:value-type="string" calcext:value-type="string">
            <text:p>Expression | ZeroDivisionError</text:p>
          </table:table-cell>
          <table:table-cell office:value-type="string" calcext:value-type="string">
            <text:p>TypeError</text:p>
          </table:table-cell>
          <table:table-cell table:style-name="odfdo_auto_66" office:value-type="string" calcext:value-type="string">
            <text:p>Expression | ZeroDivision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66" office:value-type="string" calcext:value-type="string">
            <text:p>Expression | ZeroDivisionError</text:p>
          </table:table-cell>
          <table:table-cell table:number-columns-repeated="12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rational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table:style-name="odfdo_auto_43" office:value-type="string" calcext:value-type="string">
            <text:p>Polynomial_zmod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Expression</text:p>
          </table:table-cell>
          <table:table-cell table:style-name="odfdo_auto_59" office:value-type="string" calcext:value-type="string">
            <text:p>FractionFieldElement | ZeroDivision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rational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table:style-name="odfdo_auto_43" office:value-type="string" calcext:value-type="string">
            <text:p>Polynomial_zmod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3" table:style-name="odfdo_auto_18" office:value-type="string" calcext:value-type="string">
            <text:p>PolynomialRealDense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3" table:style-name="odfdo_auto_18" office:value-type="string" calcext:value-type="string">
            <text:p>PolynomialRealDense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number-columns-repeated="4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4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table:style-name="odfdo_auto_34" office:value-type="string" calcext:value-type="string">
            <text:p>ndarray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ZeroDivisionError | FractionFieldElement_1poly_field</text:p>
          </table:table-cell>
          <table:table-cell table:number-columns-repeated="4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44" office:value-type="string" calcext:value-type="string">
            <text:p>NumberFieldElement_quadratic_sqrt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office:value-type="string" calcext:value-type="string">
            <text:p>TypeError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office:value-type="string" calcext:value-type="string">
            <text:p>Expression</text:p>
          </table:table-cell>
          <table:table-cell table:style-name="odfdo_auto_59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style-name="odfdo_auto_69" office:value-type="string" calcext:value-type="string">
            <text:p>ZeroDivisionError | NumberFieldElement_gaussian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21" office:value-type="string" calcext:value-type="string">
            <text:p>NumberFieldElement_gaussian</text:p>
          </table:table-cell>
          <table:table-cell table:style-name="odfdo_auto_69" office:value-type="string" calcext:value-type="string">
            <text:p>ZeroDivisionError | NumberFieldElement_gaussian</text:p>
          </table:table-cell>
          <table:table-cell office:value-type="string" calcext:value-type="string">
            <text:p>TypeError</text:p>
          </table:table-cell>
          <table:table-cell table:style-name="odfdo_auto_69" office:value-type="string" calcext:value-type="string">
            <text:p>ZeroDivisionError | NumberFieldElement_gaussian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umberFieldElement_gaussian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RealNumbe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odfdo_auto_23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5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Real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odfdo_auto_26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odfdo_auto_26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odfdo_auto_144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style-name="odfdo_auto_60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style-name="odfdo_auto_70" office:value-type="string" calcext:value-type="string">
            <text:p>MinusInfinity | ZeroDivisionError | PlusInfinity</text:p>
          </table:table-cell>
          <table:table-cell table:style-name="odfdo_auto_49" office:value-type="string" calcext:value-type="string">
            <text:p>MinusInfinity | PlusInfinity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70" office:value-type="string" calcext:value-type="string">
            <text:p>MinusInfinity | ZeroDivisionError | PlusInfinity</text:p>
          </table:table-cell>
          <table:table-cell table:style-name="odfdo_auto_49" office:value-type="string" calcext:value-type="string">
            <text:p>MinusInfinity | PlusInfinity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49" office:value-type="string" calcext:value-type="string">
            <text:p>MinusInfinity | PlusInfinity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49" office:value-type="string" calcext:value-type="string">
            <text:p>MinusInfinity | PlusInfinity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71" office:value-type="string" calcext:value-type="string">
            <text:p>ZeroDivisionError | MinusInfinity | PlusInfinity</text:p>
          </table:table-cell>
          <table:table-cell office:value-type="string" calcext:value-type="string">
            <text:p>TypeError</text:p>
          </table:table-cell>
          <table:table-cell table:style-name="odfdo_auto_71" office:value-type="string" calcext:value-type="string">
            <text:p>ZeroDivisionError | MinusInfinity | PlusInfinity</text:p>
          </table:table-cell>
          <table:table-cell table:style-name="odfdo_auto_144" office:value-type="string" calcext:value-type="string">
            <text:p>RuntimeError</text:p>
          </table:table-cell>
          <table:table-cell table:number-columns-repeated="4" table:style-name="odfdo_auto_72" office:value-type="string" calcext:value-type="string">
            <text:p>Expression | ZeroDivisionError | RuntimeError</text:p>
          </table:table-cell>
          <table:table-cell table:style-name="odfdo_auto_73" office:value-type="string" calcext:value-type="string">
            <text:p>ZeroDivisionError | Pl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table:style-name="odfdo_auto_49" office:value-type="string" calcext:value-type="string">
            <text:p>MinusInfinity | PlusInfinity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SignError</text:p>
          </table:table-cell>
          <table:table-cell table:style-name="odfdo_auto_144" office:value-type="string" calcext:value-type="string">
            <text:p>ValueError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style-name="odfdo_auto_74" office:value-type="string" calcext:value-type="string">
            <text:p>ZeroDivisionError | PlusInfinity | MinusInfinity</text:p>
          </table:table-cell>
          <table:table-cell table:style-name="odfdo_auto_50" office:value-type="string" calcext:value-type="string">
            <text:p>PlusInfinity | MinusInfinity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74" office:value-type="string" calcext:value-type="string">
            <text:p>ZeroDivisionError | PlusInfinity | MinusInfinity</text:p>
          </table:table-cell>
          <table:table-cell table:style-name="odfdo_auto_50" office:value-type="string" calcext:value-type="string">
            <text:p>PlusInfinity | MinusInfinity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50" office:value-type="string" calcext:value-type="string">
            <text:p>PlusInfinity | MinusInfinity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50" office:value-type="string" calcext:value-type="string">
            <text:p>PlusInfinity | Min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74" office:value-type="string" calcext:value-type="string">
            <text:p>ZeroDivisionError | PlusInfinity | MinusInfinity</text:p>
          </table:table-cell>
          <table:table-cell office:value-type="string" calcext:value-type="string">
            <text:p>TypeError</text:p>
          </table:table-cell>
          <table:table-cell table:style-name="odfdo_auto_74" office:value-type="string" calcext:value-type="string">
            <text:p>ZeroDivisionError | PlusInfinity | MinusInfinity</text:p>
          </table:table-cell>
          <table:table-cell table:style-name="odfdo_auto_144" office:value-type="string" calcext:value-type="string">
            <text:p>RuntimeError</text:p>
          </table:table-cell>
          <table:table-cell table:number-columns-repeated="4" table:style-name="odfdo_auto_72" office:value-type="string" calcext:value-type="string">
            <text:p>Expression | ZeroDivisionError | RuntimeError</text:p>
          </table:table-cell>
          <table:table-cell table:style-name="odfdo_auto_75" office:value-type="string" calcext:value-type="string">
            <text:p>ZeroDivisionError | MinusInfinity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4" table:style-name="odfdo_auto_50" office:value-type="string" calcext:value-type="string">
            <text:p>PlusInfinity | MinusInfinity</text:p>
          </table:table-cell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2" table:style-name="odfdo_auto_144" office:value-type="string" calcext:value-type="string">
            <text:p>SignError</text:p>
          </table:table-cell>
          <table:table-cell table:style-name="odfdo_auto_144" office:value-type="string" calcext:value-type="string">
            <text:p>ValueError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style-name="odfdo_auto_144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style-name="odfdo_auto_144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table:style-name="odfdo_auto_144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number-columns-repeated="2" table:style-name="odfdo_auto_144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style-name="odfdo_auto_144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style-name="odfdo_auto_144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number-columns-repeated="3" table:style-name="odfdo_auto_144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odfdo_auto_144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table:style-name="odfdo_auto_144" office:value-type="string" calcext:value-type="string">
            <text:p>ValueError</text:p>
          </table:table-cell>
        </table:table-row>
      </table:table>
      <table:table table:name="floordiv" table:style-name="ta1">
        <table:table-column table:style-name="co1" table:default-cell-style-name="Default"/>
        <table:table-column table:style-name="co1" table:number-columns-repeated="17" table:default-cell-style-name="odfdo_auto_144"/>
        <table:table-column table:style-name="co1" table:default-cell-style-name="odfdo_auto_79"/>
        <table:table-column table:style-name="co1" table:number-columns-repeated="14" table:default-cell-style-name="odfdo_auto_144"/>
        <table:table-row table:style-name="ro1">
          <table:table-cell office:value-type="string" calcext:value-type="string">
            <text:p>//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76" office:value-type="string" calcext:value-type="string">
            <text:p>ZeroDivisionError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77" office:value-type="string" calcext:value-type="string">
            <text:p>ZeroDivisionError | 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78" office:value-type="string" calcext:value-type="string">
            <text:p>Integer | ZeroDivisionErro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58" office:value-type="string" calcext:value-type="string">
            <text:p>Rational | ZeroDivision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office:value-type="string" calcext:value-type="string">
            <text:p>AttributeError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56" office:value-type="string" calcext:value-type="string">
            <text:p>ZeroDivisionError | floa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56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style-name="odfdo_auto_56" office:value-type="string" calcext:value-type="string">
            <text:p>ZeroDivisionError | floa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office:value-type="string" calcext:value-type="string">
            <text:p>AttributeError</text:p>
          </table:table-cell>
          <table:table-cell table:style-name="odfdo_auto_56" office:value-type="string" calcext:value-type="string">
            <text:p>ZeroDivisionError | float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7" office:value-type="string" calcext:value-type="string">
            <text:p>TypeError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AttributeError</text:p>
          </table:table-cell>
          <table:table-cell table:number-columns-repeated="6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style-name="odfdo_auto_77" office:value-type="string" calcext:value-type="string">
            <text:p>ZeroDivisionError | 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7" office:value-type="string" calcext:value-type="string">
            <text:p>ZeroDivisionError | 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0" office:value-type="string" calcext:value-type="string">
            <text:p>int64</text:p>
          </table:table-cell>
          <table:table-cell table:style-name="odfdo_auto_77" office:value-type="string" calcext:value-type="string">
            <text:p>ZeroDivisionError | mpz</text:p>
          </table:table-cell>
          <table:table-cell office:value-type="string" calcext:value-type="string">
            <text:p>TypeError</text:p>
          </table:table-cell>
          <table:table-cell table:style-name="odfdo_auto_77" office:value-type="string" calcext:value-type="string">
            <text:p>ZeroDivisionError | mpz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17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7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table:style-name="odfdo_auto_80" office:value-type="string" calcext:value-type="string">
            <text:p>TypeError | ndarray</text:p>
          </table:table-cell>
          <table:table-cell table:style-name="odfdo_auto_56" office:value-type="string" calcext:value-type="string">
            <text:p>ZeroDivisionError | float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table:style-name="odfdo_auto_80" office:value-type="string" calcext:value-type="string">
            <text:p>TypeError | ndarray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17" office:value-type="string" calcext:value-type="string">
            <text:p>TypeError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AttributeError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0" office:value-type="string" calcext:value-type="string">
            <text:p>int32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0" office:value-type="string" calcext:value-type="string">
            <text:p>int32</text:p>
          </table:table-cell>
          <table:table-cell table:style-name="odfdo_auto_40" office:value-type="string" calcext:value-type="string">
            <text:p>in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42" office:value-type="string" calcext:value-type="string">
            <text:p>int64 | floa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table:style-name="odfdo_auto_80" office:value-type="string" calcext:value-type="string">
            <text:p>TypeError | ndarray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table:style-name="odfdo_auto_21"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40" office:value-type="string" calcext:value-type="string">
            <text:p>int64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42" office:value-type="string" calcext:value-type="string">
            <text:p>int64 | floa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table:style-name="odfdo_auto_80" office:value-type="string" calcext:value-type="string">
            <text:p>TypeError | ndarray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table:style-name="odfdo_auto_21" office:value-type="string" calcext:value-type="string">
            <text:p>NumberFieldElement_gaussia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78" office:value-type="string" calcext:value-type="string">
            <text:p>Integer | ZeroDivision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77" office:value-type="string" calcext:value-type="string">
            <text:p>ZeroDivisionError | 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table:style-name="odfdo_auto_78" office:value-type="string" calcext:value-type="string">
            <text:p>Integer | ZeroDivisionErro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58" office:value-type="string" calcext:value-type="string">
            <text:p>Rational | ZeroDivisionError</text:p>
          </table:table-cell>
          <table:table-cell office:value-type="string" calcext:value-type="string">
            <text:p>TypeError</text:p>
          </table:table-cell>
          <table:table-cell table:style-name="odfdo_auto_81" office:value-type="string" calcext:value-type="string">
            <text:p>Polynomial_integer_dense_flint | ZeroDivisionError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ZeroDivisionError | PolynomialReal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style-name="odfdo_auto_64" office:value-type="string" calcext:value-type="string">
            <text:p>ZeroDivisionError | IntegerMod_int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2" table:style-name="odfdo_auto_13" office:value-type="string" calcext:value-type="string">
            <text:p>IntegerMod_int</text:p>
          </table:table-cell>
          <table:table-cell table:style-name="odfdo_auto_64" office:value-type="string" calcext:value-type="string">
            <text:p>ZeroDivisionError | IntegerMod_int</text:p>
          </table:table-cell>
          <table:table-cell table:style-name="odfdo_auto_13" office:value-type="string" calcext:value-type="string">
            <text:p>IntegerMod_i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82" office:value-type="string" calcext:value-type="string">
            <text:p>ZeroDivisionError | Polynomial_zmod_flint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style-name="odfdo_auto_58" office:value-type="string" calcext:value-type="string">
            <text:p>Rational | ZeroDivisionError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77" office:value-type="string" calcext:value-type="string">
            <text:p>ZeroDivisionError | 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" office:value-type="string" calcext:value-type="string">
            <text:p>Rational</text:p>
          </table:table-cell>
          <table:table-cell table:style-name="odfdo_auto_58" office:value-type="string" calcext:value-type="string">
            <text:p>Rational | ZeroDivisionError</text:p>
          </table:table-cell>
          <table:table-cell office:value-type="string" calcext:value-type="string">
            <text:p>TypeError</text:p>
          </table:table-cell>
          <table:table-cell table:style-name="odfdo_auto_58" office:value-type="string" calcext:value-type="string">
            <text:p>Rational | ZeroDivision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ZeroDivisionError | PolynomialReal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table:style-name="odfdo_auto_21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17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style-name="odfdo_auto_83" office:value-type="string" calcext:value-type="string">
            <text:p>Polynomial_integer_dense_flint | RuntimeError</text:p>
          </table:table-cell>
          <table:table-cell table:style-name="odfdo_auto_84" office:value-type="string" calcext:value-type="string">
            <text:p>Polynomial_integer_dense_flint | TypeError</text:p>
          </table:table-cell>
          <table:table-cell office:value-type="string" calcext:value-type="string">
            <text:p>TypeError</text:p>
          </table:table-cell>
          <table:table-cell table:style-name="odfdo_auto_83" office:value-type="string" calcext:value-type="string">
            <text:p>Polynomial_integer_dense_flint | Runtim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6" office:value-type="string" calcext:value-type="string">
            <text:p>Polynomial_integer_dense_flint</text:p>
          </table:table-cell>
          <table:table-cell table:style-name="odfdo_auto_81" office:value-type="string" calcext:value-type="string">
            <text:p>Polynomial_integer_dense_flint | ZeroDivisionError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85" office:value-type="string" calcext:value-type="string">
            <text:p>Polynomial_integer_dense_flint | TypeError | RuntimeError</text:p>
          </table:table-cell>
          <table:table-cell office:value-type="string" calcext:value-type="string">
            <text:p>TypeError</text:p>
          </table:table-cell>
          <table:table-cell table:style-name="odfdo_auto_81" office:value-type="string" calcext:value-type="string">
            <text:p>Polynomial_integer_dense_flint | ZeroDivisionError</text:p>
          </table:table-cell>
          <table:table-cell table:number-columns-repeated="2" table:style-name="odfdo_auto_83" office:value-type="string" calcext:value-type="string">
            <text:p>Polynomial_integer_dense_flint | RuntimeError</text:p>
          </table:table-cell>
          <table:table-cell office:value-type="string" calcext:value-type="string">
            <text:p>ZeroDivisionError | TypeError</text:p>
          </table:table-cell>
          <table:table-cell table:style-name="odfdo_auto_85" office:value-type="string" calcext:value-type="string">
            <text:p>Polynomial_integer_dense_flint | TypeError | Runtim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TypeError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rational_fli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7" office:value-type="string" calcext:value-type="string">
            <text:p>Polynomial_rational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ZeroDivisionError | TypeError</text:p>
          </table:table-cell>
          <table:table-cell table:style-name="odfdo_auto_86" office:value-type="string" calcext:value-type="string">
            <text:p>Polynomial_rational_flint | ZeroDivisionError | 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17" office:value-type="string" calcext:value-type="string">
            <text:p>Polynomial_rational_flin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office:value-type="string" calcext:value-type="string">
            <text:p>TypeError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office:value-type="string" calcext:value-type="string">
            <text:p>TypeError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9"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87" office:value-type="string" calcext:value-type="string">
            <text:p>TypeError | PolynomialRing_field_with_category.element_class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number-columns-repeated="12"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4" office:value-type="string" calcext:value-type="string">
            <text:p>NumberFieldElement_quadratic_sqrt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office:value-type="string" calcext:value-type="string">
            <text:p>TypeError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office:value-type="string" calcext:value-type="string">
            <text:p>TypeError</text:p>
          </table:table-cell>
          <table:table-cell table:style-name="odfdo_auto_88" office:value-type="string" calcext:value-type="string">
            <text:p>ZeroDivisionError | Polynomial_generic_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ZeroDivisionError | PolynomialReal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style-name="odfdo_auto_61" office:value-type="string" calcext:value-type="string">
            <text:p>NumberFieldElement_quadratic_sqrt | ZeroDivision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style-name="odfdo_auto_69" office:value-type="string" calcext:value-type="string">
            <text:p>ZeroDivisionError | NumberFieldElement_gaussian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1" office:value-type="string" calcext:value-type="string">
            <text:p>NumberFieldElement_gaussian</text:p>
          </table:table-cell>
          <table:table-cell table:style-name="odfdo_auto_69" office:value-type="string" calcext:value-type="string">
            <text:p>ZeroDivisionError | NumberFieldElement_gaussian</text:p>
          </table:table-cell>
          <table:table-cell office:value-type="string" calcext:value-type="string">
            <text:p>TypeError</text:p>
          </table:table-cell>
          <table:table-cell table:style-name="odfdo_auto_69" office:value-type="string" calcext:value-type="string">
            <text:p>ZeroDivisionError | NumberFieldElement_gaussian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6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odfdo_auto_79" office:value-type="string" calcext:value-type="string">
            <text:p>ZeroDivisionError | PolynomialRealDense</text:p>
          </table:table-cell>
          <table:table-cell office:value-type="string" calcext:value-type="string">
            <text:p>ZeroDivisionError | PolynomialReal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3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3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6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ZeroDivisionError | PolynomialReal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23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odfdo_auto_68" office:value-type="string" calcext:value-type="string">
            <text:p>ZeroDivisionError | PolynomialRing_field_with_category.element_class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odfdo_auto_68" office:value-type="string" calcext:value-type="string">
            <text:p>ZeroDivisionError | PolynomialRing_field_with_category.element_class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26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68" office:value-type="string" calcext:value-type="string">
            <text:p>ZeroDivisionError | PolynomialRing_field_with_category.element_class</text:p>
          </table:table-cell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6" office:value-type="string" calcext:value-type="string">
            <text:p>ComplexNumber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68" office:value-type="string" calcext:value-type="string">
            <text:p>ZeroDivisionError | PolynomialRing_field_with_category.element_class</text:p>
          </table:table-cell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odfdo_auto_89" office:value-type="string" calcext:value-type="string">
            <text:p>Polynomial_complex_arb | ZeroDivision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68" office:value-type="string" calcext:value-type="string">
            <text:p>ZeroDivisionError | PolynomialRing_field_with_category.element_class</text:p>
          </table:table-cell>
          <table:table-cell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17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17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17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</table:table>
      <table:table table:name="mod" table:style-name="ta1">
        <table:table-column table:style-name="co1" table:default-cell-style-name="Default"/>
        <table:table-column table:style-name="co1" table:number-columns-repeated="32" table:default-cell-style-name="odfdo_auto_144"/>
        <table:table-row table:style-name="ro1">
          <table:table-cell office:value-type="string" calcext:value-type="string">
            <text:p>mo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76" office:value-type="string" calcext:value-type="string">
            <text:p>ZeroDivisionError | 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77" office:value-type="string" calcext:value-type="string">
            <text:p>ZeroDivisionError | 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78" office:value-type="string" calcext:value-type="string">
            <text:p>Integer | ZeroDivisionError</text:p>
          </table:table-cell>
          <table:table-cell office:value-type="string" calcext:value-type="string">
            <text:p>TypeError</text:p>
          </table:table-cell>
          <table:table-cell table:style-name="odfdo_auto_90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56" office:value-type="string" calcext:value-type="string">
            <text:p>ZeroDivisionError | floa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56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style-name="odfdo_auto_90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style-name="odfdo_auto_56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style-name="odfdo_auto_77" office:value-type="string" calcext:value-type="string">
            <text:p>ZeroDivisionError | 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7" office:value-type="string" calcext:value-type="string">
            <text:p>ZeroDivisionError | mpz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0" office:value-type="string" calcext:value-type="string">
            <text:p>int64</text:p>
          </table:table-cell>
          <table:table-cell table:style-name="odfdo_auto_77" office:value-type="string" calcext:value-type="string">
            <text:p>ZeroDivisionError | mpz</text:p>
          </table:table-cell>
          <table:table-cell office:value-type="string" calcext:value-type="string">
            <text:p>TypeError</text:p>
          </table:table-cell>
          <table:table-cell table:style-name="odfdo_auto_63" office:value-type="string" calcext:value-type="string">
            <text:p>ZeroDivisionError | mpq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7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80" office:value-type="string" calcext:value-type="string">
            <text:p>TypeError | ndarray</text:p>
          </table:table-cell>
          <table:table-cell table:style-name="odfdo_auto_56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80" office:value-type="string" calcext:value-type="string">
            <text:p>TypeError | ndarray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0" office:value-type="string" calcext:value-type="string">
            <text:p>int32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0" office:value-type="string" calcext:value-type="string">
            <text:p>int32</text:p>
          </table:table-cell>
          <table:table-cell table:style-name="odfdo_auto_40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80" office:value-type="string" calcext:value-type="string">
            <text:p>TypeError | ndarray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40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odfdo_auto_80" office:value-type="string" calcext:value-type="string">
            <text:p>TypeError | ndarray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78" office:value-type="string" calcext:value-type="string">
            <text:p>Integer | ZeroDivision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78" office:value-type="string" calcext:value-type="string">
            <text:p>Integer | ZeroDivisionError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table:style-name="odfdo_auto_78" office:value-type="string" calcext:value-type="string">
            <text:p>Integer | ZeroDivisionError</text:p>
          </table:table-cell>
          <table:table-cell office:value-type="string" calcext:value-type="string">
            <text:p>ArithmeticError</text:p>
          </table:table-cell>
          <table:table-cell table:style-name="odfdo_auto_90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style-name="odfdo_auto_81" office:value-type="string" calcext:value-type="string">
            <text:p>Polynomial_integer_dense_flint | ZeroDivisionError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style-name="odfdo_auto_91" office:value-type="string" calcext:value-type="string">
            <text:p>TypeError | IntegerMod_int | ArithmeticError</text:p>
          </table:table-cell>
          <table:table-cell office:value-type="string" calcext:value-type="string">
            <text:p>TypeError | ArithmeticError</text:p>
          </table:table-cell>
          <table:table-cell office:value-type="string" calcext:value-type="string">
            <text:p>TypeError</text:p>
          </table:table-cell>
          <table:table-cell table:style-name="odfdo_auto_91" office:value-type="string" calcext:value-type="string">
            <text:p>TypeError | IntegerMod_int | Arithmetic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office:value-type="string" calcext:value-type="string">
            <text:p>ArithmeticError</text:p>
          </table:table-cell>
          <table:table-cell table:style-name="odfdo_auto_91" office:value-type="string" calcext:value-type="string">
            <text:p>TypeError | IntegerMod_int | ArithmeticError</text:p>
          </table:table-cell>
          <table:table-cell office:value-type="string" calcext:value-type="string">
            <text:p>ArithmeticError</text:p>
          </table:table-cell>
          <table:table-cell table:style-name="odfdo_auto_92" office:value-type="string" calcext:value-type="string">
            <text:p>TypeError | IntegerMod_int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92" office:value-type="string" calcext:value-type="string">
            <text:p>TypeError | IntegerMod_int</text:p>
          </table:table-cell>
          <table:table-cell table:style-name="odfdo_auto_91" office:value-type="string" calcext:value-type="string">
            <text:p>TypeError | IntegerMod_int | Arithmetic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style-name="odfdo_auto_78" office:value-type="string" calcext:value-type="string">
            <text:p>Integer | ZeroDivisionError</text:p>
          </table:table-cell>
          <table:table-cell table:style-name="odfdo_auto_93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odfdo_auto_78" office:value-type="string" calcext:value-type="string">
            <text:p>Integer | ZeroDivision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78" office:value-type="string" calcext:value-type="string">
            <text:p>Integer | ZeroDivisionError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90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90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style-name="odfdo_auto_90" office:value-type="string" calcext:value-type="string">
            <text:p>Integer | ZeroDivisionError | 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style-name="odfdo_auto_81" office:value-type="string" calcext:value-type="string">
            <text:p>Polynomial_integer_dense_flint | ZeroDivision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6" office:value-type="string" calcext:value-type="string">
            <text:p>Polynomial_integer_dense_flint</text:p>
          </table:table-cell>
          <table:table-cell table:style-name="odfdo_auto_81" office:value-type="string" calcext:value-type="string">
            <text:p>Polynomial_integer_dense_flint | ZeroDivisionError</text:p>
          </table:table-cell>
          <table:table-cell table:style-name="odfdo_auto_43" office:value-type="string" calcext:value-type="string">
            <text:p>Polynomial_zmod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AttributeError</text:p>
          </table:table-cell>
          <table:table-cell table:style-name="odfdo_auto_81" office:value-type="string" calcext:value-type="string">
            <text:p>Polynomial_integer_dense_flint | ZeroDivision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94" office:value-type="string" calcext:value-type="string">
            <text:p>ZeroDivisionError | Polynomial_generic_dense | ArithmeticError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7" office:value-type="string" calcext:value-type="string">
            <text:p>Polynomial_rational_flint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TypeError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style-name="odfdo_auto_67" office:value-type="string" calcext:value-type="string">
            <text:p>Polynomial_rational_flint | ZeroDivision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8" office:value-type="string" calcext:value-type="string">
            <text:p>PolynomialRealDense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46" office:value-type="string" calcext:value-type="string">
            <text:p>Polynomial_complex_arb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office:value-type="string" calcext:value-type="string">
            <text:p>TypeError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office:value-type="string" calcext:value-type="string">
            <text:p>TypeError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2" table:style-name="odfdo_auto_18" office:value-type="string" calcext:value-type="string">
            <text:p>PolynomialRealDens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table:style-name="odfdo_auto_19" office:value-type="string" calcext:value-type="string">
            <text:p>PolynomialRing_field_with_category.element_class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68" office:value-type="string" calcext:value-type="string">
            <text:p>ZeroDivisionError | PolynomialRing_field_with_category.element_class</text:p>
          </table:table-cell>
          <table:table-cell table:number-columns-repeated="3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9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odfdo_auto_2" office:value-type="string" calcext:value-type="string">
            <text:p>float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88" office:value-type="string" calcext:value-type="string">
            <text:p>ZeroDivisionError | Polynomial_generic_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table:style-name="odfdo_auto_68" office:value-type="string" calcext:value-type="string">
            <text:p>ZeroDivisionError | PolynomialRing_field_with_category.element_class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number-columns-repeated="3" table:style-name="odfdo_auto_79" office:value-type="string" calcext:value-type="string">
            <text:p>ZeroDivisionError | PolynomialReal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style-name="odfdo_auto_22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2" office:value-type="string" calcext:value-type="string">
            <text:p>RealNumbe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odfdo_auto_68" office:value-type="string" calcext:value-type="string">
            <text:p>ZeroDivisionError | PolynomialRing_field_with_category.element_class</text:p>
          </table:table-cell>
          <table:table-cell table:style-name="odfdo_auto_79" office:value-type="string" calcext:value-type="string">
            <text:p>ZeroDivisionError | PolynomialRealDense</text:p>
          </table:table-cell>
          <table:table-cell table:style-name="odfdo_auto_68" office:value-type="string" calcext:value-type="string">
            <text:p>ZeroDivisionError | PolynomialRing_field_with_category.element_class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odfdo_auto_68" office:value-type="string" calcext:value-type="string">
            <text:p>ZeroDivisionError | PolynomialRing_field_with_category.element_class</text:p>
          </table:table-cell>
          <table:table-cell table:number-columns-repeated="15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odfdo_auto_68" office:value-type="string" calcext:value-type="string">
            <text:p>ZeroDivisionError | PolynomialRing_field_with_category.element_class</text:p>
          </table:table-cell>
          <table:table-cell table:number-columns-repeated="15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table:style-name="odfdo_auto_68" office:value-type="string" calcext:value-type="string">
            <text:p>ZeroDivisionError | PolynomialRing_field_with_category.element_class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table:style-name="odfdo_auto_68" office:value-type="string" calcext:value-type="string">
            <text:p>ZeroDivisionError | PolynomialRing_field_with_category.element_class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odfdo_auto_89" office:value-type="string" calcext:value-type="string">
            <text:p>Polynomial_complex_arb | ZeroDivisionError</text:p>
          </table:table-cell>
          <table:table-cell table:number-columns-repeated="15" office:value-type="string" calcext:value-type="string">
            <text:p>TypeError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odfdo_auto_68" office:value-type="string" calcext:value-type="string">
            <text:p>ZeroDivisionError | PolynomialRing_field_with_category.element_class</text:p>
          </table:table-cell>
          <table:table-cell table:number-columns-repeated="15" office:value-type="string" calcext:value-type="string">
            <text:p>TypeError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32" office:value-type="string" calcext:value-type="string">
            <text:p>TypeError</text:p>
          </table:table-cell>
        </table:table-row>
      </table:table>
      <table:table table:name="pow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odfdo_auto_144"/>
        <table:table-column table:style-name="co1" table:default-cell-style-name="odfdo_auto_97"/>
        <table:table-column table:style-name="co1" table:number-columns-repeated="4" table:default-cell-style-name="odfdo_auto_144"/>
        <table:table-column table:style-name="co1" table:default-cell-style-name="odfdo_auto_9"/>
        <table:table-column table:style-name="co1" table:default-cell-style-name="odfdo_auto_98"/>
        <table:table-column table:style-name="co1" table:default-cell-style-name="odfdo_auto_11"/>
        <table:table-column table:style-name="co1" table:default-cell-style-name="odfdo_auto_105"/>
        <table:table-column table:style-name="co1" table:number-columns-repeated="2" table:default-cell-style-name="odfdo_auto_144"/>
        <table:table-column table:style-name="co1" table:default-cell-style-name="odfdo_auto_15"/>
        <table:table-column table:style-name="co1" table:number-columns-repeated="10" table:default-cell-style-name="odfdo_auto_144"/>
        <table:table-column table:style-name="co1" table:default-cell-style-name="odfdo_auto_26"/>
        <table:table-column table:style-name="co1" table:default-cell-style-name="odfdo_auto_27"/>
        <table:table-column table:style-name="co1" table:number-columns-repeated="5" table:default-cell-style-name="odfdo_auto_144"/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95" office:value-type="string" calcext:value-type="string">
            <text:p>float | ZeroDivisionError | int</text:p>
          </table:table-cell>
          <table:table-cell table:style-name="odfdo_auto_96" office:value-type="string" calcext:value-type="string">
            <text:p>ZeroDivisionError | float | complex</text:p>
          </table:table-cell>
          <table:table-cell table:style-name="odfdo_auto_62" office:value-type="string" calcext:value-type="string">
            <text:p>ZeroDivisionError | complex</text:p>
          </table:table-cell>
          <table:table-cell office:value-type="string" calcext:value-type="string">
            <text:p>mpfr | 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 | ValueError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95" office:value-type="string" calcext:value-type="string">
            <text:p>float | ZeroDivisionError | int</text:p>
          </table:table-cell>
          <table:table-cell office:value-type="string" calcext:value-type="string">
            <text:p>TypeError</text:p>
          </table:table-cell>
          <table:table-cell table:style-name="odfdo_auto_99" office:value-type="string" calcext:value-type="string">
            <text:p>Rational | ZeroDivisionError | Expression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00" office:value-type="string" calcext:value-type="string">
            <text:p>Expression | OrderElement_quadratic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101" office:value-type="string" calcext:value-type="string">
            <text:p>RealNumber | ComplexNumber</text:p>
          </table:table-cell>
          <table:table-cell table:style-name="odfdo_auto_102" office:value-type="string" calcext:value-type="string">
            <text:p>RealDoubleElement_gsl | ZeroDivisionError | Valu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" office:value-type="string" calcext:value-type="string">
            <text:p>float</text:p>
          </table:table-cell>
          <table:table-cell table:style-name="odfdo_auto_103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odfdo_auto_103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03" office:value-type="string" calcext:value-type="string">
            <text:p>complex | float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101" office:value-type="string" calcext:value-type="string">
            <text:p>RealNumber | ComplexNumber</text:p>
          </table:table-cell>
          <table:table-cell table:style-name="odfdo_auto_104" office:value-type="string" calcext:value-type="string">
            <text:p>RealDoubleElement_gsl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3" office:value-type="string" calcext:value-type="string">
            <text:p>complex</text:p>
          </table:table-cell>
          <table:table-cell table:number-columns-repeated="3" table:style-name="odfdo_auto_6"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style-name="odfdo_auto_97" office:value-type="string" calcext:value-type="string">
            <text:p>mpfr | 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office:value-type="string" calcext:value-type="string">
            <text:p>mpfr | 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105" office:value-type="string" calcext:value-type="string">
            <text:p>int64 | ValueError</text:p>
          </table:table-cell>
          <table:table-cell table:style-name="odfdo_auto_40" office:value-type="string" calcext:value-type="string">
            <text:p>int64</text:p>
          </table:table-cell>
          <table:table-cell table:style-name="odfdo_auto_97" office:value-type="string" calcext:value-type="string">
            <text:p>mpfr | mpz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number-columns-repeated="3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odfdo_auto_5" office:value-type="string" calcext:value-type="string">
            <text:p>mpf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2" table:style-name="odfdo_auto_5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8" table:style-name="odfdo_auto_6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6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odfdo_auto_6" office:value-type="string" calcext:value-type="string">
            <text:p>mpc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7" office:value-type="string" calcext:value-type="string">
            <text:p>float32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103" office:value-type="string" calcext:value-type="string">
            <text:p>complex | float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odfdo_auto_8"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style-name="odfdo_auto_8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table:style-name="odfdo_auto_38" office:value-type="string" calcext:value-type="string">
            <text:p>clongdouble</text:p>
          </table:table-cell>
          <table:table-cell table:number-columns-repeated="3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8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8" office:value-type="string" calcext:value-type="string">
            <text:p>clongdouble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8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4" office:value-type="string" calcext:value-type="string">
            <text:p>ndarray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style-name="odfdo_auto_98" office:value-type="string" calcext:value-type="string">
            <text:p>int32 | ValueError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105" office:value-type="string" calcext:value-type="string">
            <text:p>int64 | ValueError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39" office:value-type="string" calcext:value-type="string">
            <text:p>complex128</text:p>
          </table:table-cell>
          <table:table-cell office:value-type="string" calcext:value-type="string">
            <text:p>int32 | ValueError</text:p>
          </table:table-cell>
          <table:table-cell table:style-name="odfdo_auto_10" office:value-type="string" calcext:value-type="string">
            <text:p>int32</text:p>
          </table:table-cell>
          <table:table-cell office:value-type="string" calcext:value-type="string">
            <text:p>int64 | ValueError</text:p>
          </table:table-cell>
          <table:table-cell office:value-type="string" calcext:value-type="string">
            <text:p>TypeError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100" office:value-type="string" calcext:value-type="string">
            <text:p>Expression | OrderElement_quadratic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37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style-name="odfdo_auto_105" office:value-type="string" calcext:value-type="string">
            <text:p>int64 | ValueError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 | ValueError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64 | ValueError</text:p>
          </table:table-cell>
          <table:table-cell office:value-type="string" calcext:value-type="string">
            <text:p>TypeError</text:p>
          </table:table-cell>
          <table:table-cell table:style-name="odfdo_auto_42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4" office:value-type="string" calcext:value-type="string">
            <text:p>ndarray</text:p>
          </table:table-cell>
          <table:table-cell table:style-name="odfdo_auto_100" office:value-type="string" calcext:value-type="string">
            <text:p>Expression | OrderElement_quadratic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2" table:style-name="odfdo_auto_37" office:value-type="string" calcext:value-type="string">
            <text:p>float64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9" office:value-type="string" calcext:value-type="string">
            <text:p>complex128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106" office:value-type="string" calcext:value-type="string">
            <text:p>Integer | ZeroDivisionError | Rational</text:p>
          </table:table-cell>
          <table:table-cell table:style-name="odfdo_auto_107" office:value-type="string" calcext:value-type="string">
            <text:p>ZeroDivisionError | complex | float</text:p>
          </table:table-cell>
          <table:table-cell table:style-name="odfdo_auto_62" office:value-type="string" calcext:value-type="string">
            <text:p>ZeroDivisionError | complex</text:p>
          </table:table-cell>
          <table:table-cell table:style-name="odfdo_auto_106" office:value-type="string" calcext:value-type="string">
            <text:p>Integer | ZeroDivisionError | Rational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106" office:value-type="string" calcext:value-type="string">
            <text:p>Integer | ZeroDivisionError | Rational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06" office:value-type="string" calcext:value-type="string">
            <text:p>Integer | ZeroDivisionError | Rational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08" office:value-type="string" calcext:value-type="string">
            <text:p>Rational | ZeroDivisionError | Expression | 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09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odfdo_auto_110" office:value-type="string" calcext:value-type="string">
            <text:p>Expression | NotImplementedError | OrderElement_quadratic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101" office:value-type="string" calcext:value-type="string">
            <text:p>RealNumber | ComplexNumber</text:p>
          </table:table-cell>
          <table:table-cell table:style-name="odfdo_auto_102" office:value-type="string" calcext:value-type="string">
            <text:p>RealDoubleElement_gsl | ZeroDivisionError | ValueError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111" office:value-type="string" calcext:value-type="string">
            <text:p>RealIntervalFieldElement | 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3" office:value-type="string" calcext:value-type="string">
            <text:p>IntegerMod_int</text:p>
          </table:table-cell>
          <table:table-cell table:style-name="odfdo_auto_92" office:value-type="string" calcext:value-type="string">
            <text:p>TypeError | IntegerMod_int</text:p>
          </table:table-cell>
          <table:table-cell office:value-type="string" calcext:value-type="string">
            <text:p>TypeError</text:p>
          </table:table-cell>
          <table:table-cell table:style-name="odfdo_auto_13" office:value-type="string" calcext:value-type="string">
            <text:p>IntegerMod_int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table:style-name="odfdo_auto_13" office:value-type="string" calcext:value-type="string">
            <text:p>IntegerMod_int</text:p>
          </table:table-cell>
          <table:table-cell table:style-name="odfdo_auto_92" office:value-type="string" calcext:value-type="string">
            <text:p>TypeError | IntegerMod_int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table:style-name="odfdo_auto_92" office:value-type="string" calcext:value-type="string">
            <text:p>TypeError | IntegerMod_int</text:p>
          </table:table-cell>
          <table:table-cell office:value-type="string" calcext:value-type="string">
            <text:p>TypeError</text:p>
          </table:table-cell>
          <table:table-cell table:style-name="odfdo_auto_92" office:value-type="string" calcext:value-type="string">
            <text:p>TypeError | IntegerMod_i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style-name="odfdo_auto_58" office:value-type="string" calcext:value-type="string">
            <text:p>Rational | ZeroDivisionError</text:p>
          </table:table-cell>
          <table:table-cell table:style-name="odfdo_auto_107" office:value-type="string" calcext:value-type="string">
            <text:p>ZeroDivisionError | complex | float</text:p>
          </table:table-cell>
          <table:table-cell table:style-name="odfdo_auto_62" office:value-type="string" calcext:value-type="string">
            <text:p>ZeroDivisionError | complex</text:p>
          </table:table-cell>
          <table:table-cell table:style-name="odfdo_auto_58" office:value-type="string" calcext:value-type="string">
            <text:p>Rational | ZeroDivisionError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58" office:value-type="string" calcext:value-type="string">
            <text:p>Rational | ZeroDivisionError</text:p>
          </table:table-cell>
          <table:table-cell table:style-name="odfdo_auto_14" office:value-type="string" calcext:value-type="string">
            <text:p>Rational</text:p>
          </table:table-cell>
          <table:table-cell table:style-name="odfdo_auto_58" office:value-type="string" calcext:value-type="string">
            <text:p>Rational | ZeroDivisionError</text:p>
          </table:table-cell>
          <table:table-cell table:style-name="odfdo_auto_14" office:value-type="string" calcext:value-type="string">
            <text:p>Rational</text:p>
          </table:table-cell>
          <table:table-cell table:style-name="odfdo_auto_112" office:value-type="string" calcext:value-type="string">
            <text:p>Expression | ZeroDivisionError | Rationa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09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odfdo_auto_113" office:value-type="string" calcext:value-type="string">
            <text:p>NumberFieldElement_quadratic_sqrt | NotImplementedError | Expression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101" office:value-type="string" calcext:value-type="string">
            <text:p>RealNumber | ComplexNumber</text:p>
          </table:table-cell>
          <table:table-cell table:style-name="odfdo_auto_102" office:value-type="string" calcext:value-type="string">
            <text:p>RealDoubleElement_gsl | ZeroDivisionError | ValueError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111" office:value-type="string" calcext:value-type="string">
            <text:p>RealIntervalFieldElement | 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5" table:style-name="odfdo_auto_15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8"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ValueError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style-name="odfdo_auto_114" office:value-type="string" calcext:value-type="string">
            <text:p>Polynomial_integer_dense_flint | ZeroDivisionError | FractionField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14" office:value-type="string" calcext:value-type="string">
            <text:p>Polynomial_integer_dense_flint | ZeroDivisionError | FractionFieldElement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14" office:value-type="string" calcext:value-type="string">
            <text:p>Polynomial_integer_dense_flint | ZeroDivisionError | FractionFieldElement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14" office:value-type="string" calcext:value-type="string">
            <text:p>Polynomial_integer_dense_flint | ZeroDivisionError | FractionFieldElement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15" office:value-type="string" calcext:value-type="string">
            <text:p>Polynomial_integer_dense_flint | ZeroDivisionError | Valu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116" office:value-type="string" calcext:value-type="string">
            <text:p>Polynomial_rational_flint | ZeroDivisionError | FractionFieldElement_1poly_field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16" office:value-type="string" calcext:value-type="string">
            <text:p>Polynomial_rational_flint | ZeroDivisionError | FractionFieldElement_1poly_field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16" office:value-type="string" calcext:value-type="string">
            <text:p>Polynomial_rational_flint | ZeroDivisionError | FractionFieldElement_1poly_field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16" office:value-type="string" calcext:value-type="string">
            <text:p>Polynomial_rational_flint | ZeroDivisionError | FractionFieldElement_1poly_field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17" office:value-type="string" calcext:value-type="string">
            <text:p>Polynomial_rational_flint | ZeroDivisionError | Valu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style-name="odfdo_auto_118" office:value-type="string" calcext:value-type="string">
            <text:p>FractionFieldElement_1poly_field | PolynomialRealDense</text:p>
          </table:table-cell>
          <table:table-cell table:style-name="odfdo_auto_119" office:value-type="string" calcext:value-type="string">
            <text:p>FractionFieldElement_1poly_field | TypeError | PolynomialRealDense</text:p>
          </table:table-cell>
          <table:table-cell office:value-type="string" calcext:value-type="string">
            <text:p>TypeError</text:p>
          </table:table-cell>
          <table:table-cell table:style-name="odfdo_auto_118" office:value-type="string" calcext:value-type="string">
            <text:p>FractionFieldElement_1poly_field | PolynomialRealDense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18" office:value-type="string" calcext:value-type="string">
            <text:p>FractionFieldElement_1poly_field | PolynomialRealDense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18" office:value-type="string" calcext:value-type="string">
            <text:p>FractionFieldElement_1poly_field | PolynomialRealDense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09" office:value-type="string" calcext:value-type="string">
            <text:p>TypeError | PolynomialRealDense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table:style-name="odfdo_auto_109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odfdo_auto_109" office:value-type="string" calcext:value-type="string">
            <text:p>TypeError | PolynomialRealDense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20" office:value-type="string" calcext:value-type="string">
            <text:p>PolynomialRing_field_with_category.element_class | FractionFieldElement_1poly_field</text:p>
          </table:table-cell>
          <table:table-cell table:style-name="odfdo_auto_121" office:value-type="string" calcext:value-type="string">
            <text:p>TypeError | PolynomialRing_field_with_category.element_class | FractionFieldElement_1poly_field</text:p>
          </table:table-cell>
          <table:table-cell office:value-type="string" calcext:value-type="string">
            <text:p>TypeError</text:p>
          </table:table-cell>
          <table:table-cell table:style-name="odfdo_auto_120" office:value-type="string" calcext:value-type="string">
            <text:p>PolynomialRing_field_with_category.element_class | FractionFieldElement_1poly_field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20" office:value-type="string" calcext:value-type="string">
            <text:p>PolynomialRing_field_with_category.element_class | FractionFieldElement_1poly_field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20" office:value-type="string" calcext:value-type="string">
            <text:p>PolynomialRing_field_with_category.element_class | FractionFieldElement_1poly_field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87" office:value-type="string" calcext:value-type="string">
            <text:p>TypeError | PolynomialRing_field_with_category.element_class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table:style-name="odfdo_auto_87" office:value-type="string" calcext:value-type="string">
            <text:p>TypeError | 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odfdo_auto_87" office:value-type="string" calcext:value-type="string">
            <text:p>TypeError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style-name="odfdo_auto_122" office:value-type="string" calcext:value-type="string">
            <text:p>NumberFieldElement_quadratic_sqrt | ZeroDivisionError | OrderElement_quadratic</text:p>
          </table:table-cell>
          <table:table-cell table:style-name="odfdo_auto_123" office:value-type="string" calcext:value-type="string">
            <text:p>NotImplementedError | float</text:p>
          </table:table-cell>
          <table:table-cell table:style-name="odfdo_auto_62" office:value-type="string" calcext:value-type="string">
            <text:p>ZeroDivisionError | complex</text:p>
          </table:table-cell>
          <table:table-cell table:style-name="odfdo_auto_122" office:value-type="string" calcext:value-type="string">
            <text:p>NumberFieldElement_quadratic_sqrt | ZeroDivisionError | OrderElement_quadratic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odfdo_auto_122" office:value-type="string" calcext:value-type="string">
            <text:p>NumberFieldElement_quadratic_sqrt | ZeroDivisionError | OrderElement_quadratic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122" office:value-type="string" calcext:value-type="string">
            <text:p>NumberFieldElement_quadratic_sqrt | ZeroDivisionError | OrderElement_quadratic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124" office:value-type="string" calcext:value-type="string">
            <text:p>NumberFieldElement_quadratic_sqrt | ZeroDivisionError | OrderElement_quadratic | Expression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25" office:value-type="string" calcext:value-type="string">
            <text:p>TypeError | NotImplementedError | OrderElement_quadratic</text:p>
          </table:table-cell>
          <table:table-cell office:value-type="string" calcext:value-type="string">
            <text:p>TypeError</text:p>
          </table:table-cell>
          <table:table-cell table:style-name="odfdo_auto_110" office:value-type="string" calcext:value-type="string">
            <text:p>Expression | NotImplementedError | OrderElement_quadratic</text:p>
          </table:table-cell>
          <table:table-cell office:value-type="string" calcext:value-type="string">
            <text:p>TypeError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126" office:value-type="string" calcext:value-type="string">
            <text:p>RealDoubleElement_gsl | ZeroDivisionError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1" office:value-type="string" calcext:value-type="string">
            <text:p>NumberFieldElement_gaussian</text:p>
          </table:table-cell>
          <table:table-cell table:style-name="odfdo_auto_127" office:value-type="string" calcext:value-type="string">
            <text:p>NotImplementedError | ComplexDoubleElemen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21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4" table:style-name="odfdo_auto_21" office:value-type="string" calcext:value-type="string">
            <text:p>NumberFieldElement_gaussian</text:p>
          </table:table-cell>
          <table:table-cell table:style-name="odfdo_auto_128" office:value-type="string" calcext:value-type="string">
            <text:p>Expression | 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29" office:value-type="string" calcext:value-type="string">
            <text:p>TypeError | NotImplementedError | NumberFieldElement_gaussian</text:p>
          </table:table-cell>
          <table:table-cell office:value-type="string" calcext:value-type="string">
            <text:p>TypeError</text:p>
          </table:table-cell>
          <table:table-cell table:style-name="odfdo_auto_129" office:value-type="string" calcext:value-type="string">
            <text:p>TypeError | NotImplementedError | NumberFieldElement_gaussian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2" office:value-type="string" calcext:value-type="string">
            <text:p>RealNumber</text:p>
          </table:table-cell>
          <table:table-cell table:style-name="odfdo_auto_101" office:value-type="string" calcext:value-type="string">
            <text:p>RealNumber | ComplexNumbe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4" table:style-name="odfdo_auto_22" office:value-type="string" calcext:value-type="string">
            <text:p>RealNumber</text:p>
          </table:table-cell>
          <table:table-cell table:style-name="odfdo_auto_101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109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odfdo_auto_101" office:value-type="string" calcext:value-type="string">
            <text:p>RealNumber | ComplexNumber</text:p>
          </table:table-cell>
          <table:table-cell table:style-name="odfdo_auto_26" office:value-type="string" calcext:value-type="string">
            <text:p>ComplexNumber</text:p>
          </table:table-cell>
          <table:table-cell table:number-columns-repeated="2" table:style-name="odfdo_auto_101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3" office:value-type="string" calcext:value-type="string">
            <text:p>RealDoubleElement_gsl</text:p>
          </table:table-cell>
          <table:table-cell table:style-name="odfdo_auto_104" office:value-type="string" calcext:value-type="string">
            <text:p>RealDoubleElement_gsl | ValueError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104" office:value-type="string" calcext:value-type="string">
            <text:p>RealDoubleElement_gsl | ValueError</text:p>
          </table:table-cell>
          <table:table-cell table:style-name="odfdo_auto_23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4" table:style-name="odfdo_auto_23" office:value-type="string" calcext:value-type="string">
            <text:p>RealDoubleElement_gsl</text:p>
          </table:table-cell>
          <table:table-cell table:style-name="odfdo_auto_104" office:value-type="string" calcext:value-type="string">
            <text:p>RealDoubleElement_gsl | Valu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87" office:value-type="string" calcext:value-type="string">
            <text:p>TypeError | PolynomialRing_field_with_category.element_class</text:p>
          </table:table-cell>
          <table:table-cell table:style-name="odfdo_auto_109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odfdo_auto_104" office:value-type="string" calcext:value-type="string">
            <text:p>RealDoubleElement_gsl | ValueError</text:p>
          </table:table-cell>
          <table:table-cell table:style-name="odfdo_auto_27" office:value-type="string" calcext:value-type="string">
            <text:p>ComplexDoubleElement</text:p>
          </table:table-cell>
          <table:table-cell table:number-columns-repeated="2" table:style-name="odfdo_auto_104" office:value-type="string" calcext:value-type="string">
            <text:p>RealDoubleElement_gsl | ValueErro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4" office:value-type="string" calcext:value-type="string">
            <text:p>Real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5" table:style-name="odfdo_auto_24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87" office:value-type="string" calcext:value-type="string">
            <text:p>TypeError | 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4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5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11" office:value-type="string" calcext:value-type="string">
            <text:p>RealIntervalFieldElement | ComplexIntervalFieldElement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2" table:style-name="odfdo_auto_111" office:value-type="string" calcext:value-type="string">
            <text:p>RealIntervalFieldElement | ComplexIntervalFieldElement</text:p>
          </table:table-cell>
          <table:table-cell table:style-name="odfdo_auto_25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odfdo_auto_111" office:value-type="string" calcext:value-type="string">
            <text:p>RealIntervalFieldElement | 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AttributeError</text:p>
          </table:table-cell>
          <table:table-cell table:style-name="odfdo_auto_111" office:value-type="string" calcext:value-type="string">
            <text:p>RealIntervalFieldElement | ComplexIntervalFieldElement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130" office:value-type="string" calcext:value-type="string">
            <text:p>RealIntervalFieldElement | 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11" office:value-type="string" calcext:value-type="string">
            <text:p>RealIntervalFieldElement | ComplexIntervalFieldElement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RuntimeError | Attribut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6" office:value-type="string" calcext:value-type="string">
            <text:p>ComplexNumbe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3" table:style-name="odfdo_auto_26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09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26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odfdo_auto_27" office:value-type="string" calcext:value-type="string">
            <text:p>ComplexDoubleElement</text:p>
          </table:table-cell>
          <table:table-cell table:number-columns-repeated="2" table:style-name="odfdo_auto_6" office:value-type="string" calcext:value-type="string">
            <text:p>mpc</text:p>
          </table:table-cell>
          <table:table-cell table:number-columns-repeated="8" table:style-name="odfdo_auto_27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4" table:style-name="odfdo_auto_27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7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5" table:style-name="odfdo_auto_28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131" office:value-type="string" calcext:value-type="string">
            <text:p>Polynomial_complex_arb | 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style-name="odfdo_auto_28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9" office:value-type="string" calcext:value-type="string">
            <text:p>ComplexIntervalFieldElement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5" table:style-name="odfdo_auto_29" office:value-type="string" calcext:value-type="string">
            <text:p>ComplexIntervalFieldElement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4" table:style-name="odfdo_auto_132" office:value-type="string" calcext:value-type="string">
            <text:p>TypeError | ComplexIntervalFieldElement</text:p>
          </table:table-cell>
          <table:table-cell table:number-columns-repeated="12" table:style-name="odfdo_auto_29" office:value-type="string" calcext:value-type="string">
            <text:p>ComplexIntervalFieldElement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style-name="odfdo_auto_133" office:value-type="string" calcext:value-type="string">
            <text:p>Integer | PlusInfinity | Finite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style-name="odfdo_auto_134" office:value-type="string" calcext:value-type="string">
            <text:p>Integer | FiniteNumber | PlusInfinity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ValueError</text:p>
          </table:table-cell>
          <table:table-cell table:style-name="odfdo_auto_135" office:value-type="string" calcext:value-type="string">
            <text:p>Integer | PlusInfinity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134" office:value-type="string" calcext:value-type="string">
            <text:p>Integer | FiniteNumber | PlusInfinity</text:p>
          </table:table-cell>
          <table:table-cell table:style-name="odfdo_auto_30" office:value-type="string" calcext:value-type="string">
            <text:p>PlusInfinity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ValueError</text:p>
          </table:table-cell>
          <table:table-cell table:number-columns-repeated="4" table:style-name="odfdo_auto_136" office:value-type="string" calcext:value-type="string">
            <text:p>Expression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style-name="odfdo_auto_137" office:value-type="string" calcext:value-type="string">
            <text:p>Integer | MinusInfinity | PlusInfinity | Finite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style-name="odfdo_auto_138" office:value-type="string" calcext:value-type="string">
            <text:p>Integer | MinusInfinity | FiniteNumber | PlusInfinity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ValueError</text:p>
          </table:table-cell>
          <table:table-cell table:style-name="odfdo_auto_135" office:value-type="string" calcext:value-type="string">
            <text:p>Integer | PlusInfinity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139" office:value-type="string" calcext:value-type="string">
            <text:p>Integer | FiniteNumber | MinusInfinity</text:p>
          </table:table-cell>
          <table:table-cell table:style-name="odfdo_auto_31" office:value-type="string" calcext:value-type="string">
            <text:p>MinusInfinity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ValueError</text:p>
          </table:table-cell>
          <table:table-cell table:number-columns-repeated="4" table:style-name="odfdo_auto_136" office:value-type="string" calcext:value-type="string">
            <text:p>Expression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style-name="odfdo_auto_140" office:value-type="string" calcext:value-type="string">
            <text:p>Integer | UnsignedInfinity | LessThanInfinity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41" office:value-type="string" calcext:value-type="string">
            <text:p>Integer | LessThanInfinity | UnsignedInfinity</text:p>
          </table:table-cell>
          <table:table-cell table:number-columns-repeated="4"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style-name="odfdo_auto_142" office:value-type="string" calcext:value-type="string">
            <text:p>Integer | UnsignedInfinity</text:p>
          </table:table-cell>
          <table:table-cell table:style-name="odfdo_auto_32" office:value-type="string" calcext:value-type="string">
            <text:p>UnsignedInfinity</text:p>
          </table:table-cell>
          <table:table-cell table:style-name="odfdo_auto_141" office:value-type="string" calcext:value-type="string">
            <text:p>Integer | LessThanInfinity | UnsignedInfinity</text:p>
          </table:table-cell>
          <table:table-cell table:style-name="odfdo_auto_32" office:value-type="string" calcext:value-type="string">
            <text:p>UnsignedInfinity</text:p>
          </table:table-cell>
          <table:table-cell office:value-type="string" calcext:value-type="string">
            <text:p>TypeError</text:p>
          </table:table-cell>
          <table:table-cell table:style-name="odfdo_auto_144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</table:table-row>
      </table:table>
      <table:table table:name="in" table:style-name="ta1">
        <table:table-column table:style-name="co1" table:default-cell-style-name="Default"/>
        <table:table-column table:style-name="co1" table:number-columns-repeated="32" table:default-cell-style-name="odfdo_auto_144"/>
        <table:table-row table:style-name="ro1">
          <table:table-cell office:value-type="string" calcext:value-type="string">
            <text:p>in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32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32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32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32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2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32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32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5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35" office:value-type="string" calcext:value-type="string">
            <text:p>bool | 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  <table:table-cell table:number-columns-repeated="4" table:style-name="odfdo_auto_33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number-columns-repeated="20" table:style-name="odfdo_auto_33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  <table:table-cell table:number-columns-repeated="6" table:style-name="odfdo_auto_33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  <table:table-cell table:number-columns-repeated="3" table:style-name="odfdo_auto_33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32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32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5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5" table:style-name="odfdo_auto_3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35" office:value-type="string" calcext:value-type="string">
            <text:p>bool | TypeError</text:p>
          </table:table-cell>
          <table:table-cell table:number-columns-repeated="13" table:style-name="odfdo_auto_33" office:value-type="string" calcext:value-type="string">
            <text:p>bool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table:number-columns-repeated="11" office:value-type="string" calcext:value-type="string">
            <text:p>TypeError</text:p>
          </table:table-cell>
          <table:table-cell table:style-name="odfdo_auto_33" office:value-type="string" calcext:value-type="string">
            <text:p>bool</text:p>
          </table:table-cell>
          <table:table-cell office:value-type="string" calcext:value-type="string">
            <text:p>AttributeError</text:p>
          </table:table-cell>
          <table:table-cell table:number-columns-repeated="2" table:style-name="odfdo_auto_33" office:value-type="string" calcext:value-type="string">
            <text:p>bool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10" table:style-name="odfdo_auto_33" office:value-type="string" calcext:value-type="string">
            <text:p>bool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32" office:value-type="string" calcext:value-type="string">
            <text:p>TypeError</text:p>
          </table:table-cell>
        </table:table-row>
      </table:table>
      <table:table table:name="&amp;" table:style-name="ta1">
        <table:table-column table:style-name="co1" table:default-cell-style-name="Default"/>
        <table:table-column table:style-name="co1" table:number-columns-repeated="32" table:default-cell-style-name="odfdo_auto_144"/>
        <table:table-row table:style-name="ro1">
          <table:table-cell office:value-type="string" calcext:value-type="string">
            <text:p>&amp;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12" office:value-type="string" calcext:value-type="string">
            <text:p>Integ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mpz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0" office:value-type="string" calcext:value-type="string">
            <text:p>int32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0" office:value-type="string" calcext:value-type="string">
            <text:p>int32</text:p>
          </table:table-cell>
          <table:table-cell table:style-name="odfdo_auto_40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143" office:value-type="string" calcext:value-type="string">
            <text:p>int64 | TypeError</text:p>
          </table:table-cell>
          <table:table-cell table:number-columns-repeated="18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36" office:value-type="string" calcext:value-type="string">
            <text:p>OverflowError | uint16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40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143" office:value-type="string" calcext:value-type="string">
            <text:p>int64 | TypeError</text:p>
          </table:table-cell>
          <table:table-cell table:number-columns-repeated="18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Integer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odfdo_auto_12" office:value-type="string" calcext:value-type="string">
            <text:p>Integ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2" table:style-name="odfdo_auto_143" office:value-type="string" calcext:value-type="string">
            <text:p>int64 | TypeError</text:p>
          </table:table-cell>
          <table:table-cell table:number-columns-repeated="21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32" office:value-type="string" calcext:value-type="string">
            <text:p>TypeError</text:p>
          </table:table-cell>
        </table:table-row>
      </table:table>
      <table:table table:name="|" table:style-name="ta1">
        <table:table-column table:style-name="co1" table:default-cell-style-name="Default"/>
        <table:table-column table:style-name="co1" table:number-columns-repeated="32" table:default-cell-style-name="odfdo_auto_144"/>
        <table:table-row table:style-name="ro1">
          <table:table-cell office:value-type="string" calcext:value-type="string">
            <text:p>|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12" office:value-type="string" calcext:value-type="string">
            <text:p>Integ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mpz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0" office:value-type="string" calcext:value-type="string">
            <text:p>int32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0" office:value-type="string" calcext:value-type="string">
            <text:p>int32</text:p>
          </table:table-cell>
          <table:table-cell table:style-name="odfdo_auto_40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143" office:value-type="string" calcext:value-type="string">
            <text:p>int64 | TypeError</text:p>
          </table:table-cell>
          <table:table-cell table:number-columns-repeated="18" office:value-type="string" calcext:value-type="string">
            <text:p>Type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36" office:value-type="string" calcext:value-type="string">
            <text:p>OverflowError | uint16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40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odfdo_auto_143" office:value-type="string" calcext:value-type="string">
            <text:p>int64 | TypeError</text:p>
          </table:table-cell>
          <table:table-cell table:number-columns-repeated="18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Integer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odfdo_auto_12" office:value-type="string" calcext:value-type="string">
            <text:p>Integ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2" table:style-name="odfdo_auto_143" office:value-type="string" calcext:value-type="string">
            <text:p>int64 | TypeError</text:p>
          </table:table-cell>
          <table:table-cell table:number-columns-repeated="21" office:value-type="string" calcext:value-type="string">
            <text:p>TypeError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32" office:value-type="string" calcext:value-type="string">
            <text:p>TypeError</text:p>
          </table:table-cell>
        </table:table-row>
      </table:table>
      <table:table table:name="^" table:style-name="ta1">
        <table:table-column table:style-name="co1" table:default-cell-style-name="Default"/>
        <table:table-column table:style-name="co1" table:number-columns-repeated="32" table:default-cell-style-name="odfdo_auto_144"/>
        <table:table-row table:style-name="ro1">
          <table:table-cell office:value-type="string" calcext:value-type="string">
            <text:p>^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NumberFieldElement_gaussian</text:p>
          </table:table-cell>
          <table:table-cell table:style-name="odfdo_auto_22" office:value-type="string" calcext:value-type="string">
            <text:p>RealNumber</text:p>
          </table:table-cell>
          <table:table-cell table:style-name="odfdo_auto_23" office:value-type="string" calcext:value-type="string">
            <text:p>RealDoubleElement_gsl</text:p>
          </table:table-cell>
          <table:table-cell table:style-name="odfdo_auto_24" office:value-type="string" calcext:value-type="string">
            <text:p>RealBall</text:p>
          </table:table-cell>
          <table:table-cell table:style-name="odfdo_auto_25" office:value-type="string" calcext:value-type="string">
            <text:p>RealIntervalFieldElement</text:p>
          </table:table-cell>
          <table:table-cell table:style-name="odfdo_auto_26" office:value-type="string" calcext:value-type="string">
            <text:p>ComplexNumber</text:p>
          </table:table-cell>
          <table:table-cell table:style-name="odfdo_auto_27" office:value-type="string" calcext:value-type="string">
            <text:p>ComplexDoubleElement</text:p>
          </table:table-cell>
          <table:table-cell table:style-name="odfdo_auto_28" office:value-type="string" calcext:value-type="string">
            <text:p>ComplexBall</text:p>
          </table:table-cell>
          <table:table-cell table:style-name="odfdo_auto_29" office:value-type="string" calcext:value-type="string">
            <text:p>ComplexIntervalFieldElement</text:p>
          </table:table-cell>
          <table:table-cell table:style-name="odfdo_auto_30" office:value-type="string" calcext:value-type="string">
            <text:p>PlusInfinity</text:p>
          </table:table-cell>
          <table:table-cell table:style-name="odfdo_auto_31" office:value-type="string" calcext:value-type="string">
            <text:p>MinusInfinity</text:p>
          </table:table-cell>
          <table:table-cell table:style-name="odfdo_auto_32"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36" office:value-type="string" calcext:value-type="string">
            <text:p>OverflowError | uint16</text:p>
          </table:table-cell>
          <table:table-cell table:style-name="odfdo_auto_12" office:value-type="string" calcext:value-type="string">
            <text:p>Intege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12" office:value-type="string" calcext:value-type="string">
            <text:p>TypeErro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12" office:value-type="string" calcext:value-type="string">
            <text:p>TypeErro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4" office:value-type="string" calcext:value-type="string">
            <text:p>mpz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12" office:value-type="string" calcext:value-type="string">
            <text:p>TypeErro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12" office:value-type="string" calcext:value-type="string">
            <text:p>TypeErro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12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12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12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10" office:value-type="string" calcext:value-type="string">
            <text:p>int32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odfdo_auto_10" office:value-type="string" calcext:value-type="string">
            <text:p>int32</text:p>
          </table:table-cell>
          <table:table-cell table:style-name="odfdo_auto_40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table:style-name="odfdo_auto_143" office:value-type="string" calcext:value-type="string">
            <text:p>int64 | 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style-name="odfdo_auto_36" office:value-type="string" calcext:value-type="string">
            <text:p>OverflowError | uint16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0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40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table:style-name="odfdo_auto_143" office:value-type="string" calcext:value-type="string">
            <text:p>int64 | 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odfdo_auto_12" office:value-type="string" calcext:value-type="string">
            <text:p>Intege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odfdo_auto_12" office:value-type="string" calcext:value-type="string">
            <text:p>Intege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1" office:value-type="string" calcext:value-type="string">
            <text:p>NumberFieldElement_gaussian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2" office:value-type="string" calcext:value-type="string">
            <text:p>RealNumber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3" office:value-type="string" calcext:value-type="string">
            <text:p>RealDoubleElement_gsl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4" office:value-type="string" calcext:value-type="string">
            <text:p>RealBall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5" office:value-type="string" calcext:value-type="string">
            <text:p>RealIntervalFieldEleme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6" office:value-type="string" calcext:value-type="string">
            <text:p>ComplexNumber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7" office:value-type="string" calcext:value-type="string">
            <text:p>ComplexDoubleEleme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8" office:value-type="string" calcext:value-type="string">
            <text:p>ComplexBall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29" office:value-type="string" calcext:value-type="string">
            <text:p>ComplexIntervalFieldEleme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30" office:value-type="string" calcext:value-type="string">
            <text:p>PlusInfinity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31" office:value-type="string" calcext:value-type="string">
            <text:p>MinusInfinity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odfdo_auto_32" office:value-type="string" calcext:value-type="string">
            <text:p>UnsignedInfinity</text:p>
          </table:table-cell>
          <table:table-cell table:number-columns-repeated="32" office:value-type="string" calcext:value-type="string">
            <text:p>Runtime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  <style:font-face style:name="思源黑体 传统" svg:font-family="'思源黑体 传统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7" meta:cell-count="18513" meta:object-count="0"/>
    <meta:user-defined meta:name="Info 1"/>
    <meta:user-defined meta:name="Info 2"/>
    <meta:user-defined meta:name="Info 3"/>
    <meta:user-defined meta:name="Info 4"/>
  </office:meta>
</office:document-meta>
</file>